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1.0165in" svg:y="1.5134in">
            <draw:object draw:notify-on-update-of-ranges="Sheet1.A17:Sheet1.A17 Sheet1.B17:Sheet1.K17 Sheet1.A18:Sheet1.A18 Sheet1.B18:Sheet1.K18 Sheet1.A19:Sheet1.A19 Sheet1.B19:Sheet1.K19 Sheet1.A20:Sheet1.A20 Sheet1.B20:Sheet1.K20 Sheet1.A21:Sheet1.A21 Sheet1.B21:Sheet1.K21 Sheet1.A22:Sheet1.A22 Sheet1.B22:Sheet1.K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537in" svg:y="7.3732in">
            <draw:object draw:notify-on-update-of-ranges="Sheet1.A44:Sheet1.A44 Sheet1.B44:Sheet1.K44 Sheet1.A45:Sheet1.A45 Sheet1.B45:Sheet1.K45 Sheet1.A46:Sheet1.A46 Sheet1.B46:Sheet1.K46 Sheet1.A47:Sheet1.A47 Sheet1.B47:Sheet1.K47 Sheet1.A48:Sheet1.A48 Sheet1.B48:Sheet1.K48 Sheet1.A49:Sheet1.A49 Sheet1.B49:Sheet1.K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0" table:default-cell-style-name="Default"/>
        <table:table-row table:style-name="ro1" table:number-rows-repeated="3">
          <table:table-cell table:number-columns-repeated="110"/>
        </table:table-row>
        <table:table-row table:style-name="ro1">
          <table:table-cell table:style-name="ce1" office:value-type="float" office:value="0.250704056797083" calcext:value-type="float">
            <text:p>0.2507040568</text:p>
          </table:table-cell>
          <table:table-cell table:style-name="ce1" office:value-type="float" office:value="0.207655691938394" calcext:value-type="float">
            <text:p>0.2076556919</text:p>
          </table:table-cell>
          <table:table-cell table:style-name="ce1" office:value-type="float" office:value="0.374004141146079" calcext:value-type="float">
            <text:p>0.3740041411</text:p>
          </table:table-cell>
          <table:table-cell table:style-name="ce1" office:value-type="float" office:value="0.498757682304159" calcext:value-type="float">
            <text:p>0.4987576823</text:p>
          </table:table-cell>
          <table:table-cell table:style-name="ce1" office:value-type="float" office:value="0.0815564312082486" calcext:value-type="float">
            <text:p>0.0815564312</text:p>
          </table:table-cell>
          <table:table-cell table:style-name="ce1" office:value-type="float" office:value="0.487121671252654" calcext:value-type="float">
            <text:p>0.4871216713</text:p>
          </table:table-cell>
          <table:table-cell table:style-name="ce1" office:value-type="float" office:value="0.289828177203009" calcext:value-type="float">
            <text:p>0.2898281772</text:p>
          </table:table-cell>
          <table:table-cell table:style-name="ce1" office:value-type="float" office:value="0.161244595089877" calcext:value-type="float">
            <text:p>0.1612445951</text:p>
          </table:table-cell>
          <table:table-cell table:style-name="ce1" office:value-type="float" office:value="0.376956715251616" calcext:value-type="float">
            <text:p>0.3769567153</text:p>
          </table:table-cell>
          <table:table-cell table:style-name="ce1" office:value-type="float" office:value="0.453212492778519" calcext:value-type="float">
            <text:p>0.4532124928</text:p>
          </table:table-cell>
          <table:table-cell table:style-name="ce1" office:value-type="float" office:value="0.368169104318607" calcext:value-type="float">
            <text:p>0.3681691043</text:p>
          </table:table-cell>
          <table:table-cell table:style-name="ce1" office:value-type="float" office:value="0.274485794888977" calcext:value-type="float">
            <text:p>0.2744857949</text:p>
          </table:table-cell>
          <table:table-cell table:style-name="ce1" office:value-type="float" office:value="0.508151639954037" calcext:value-type="float">
            <text:p>0.50815164</text:p>
          </table:table-cell>
          <table:table-cell table:style-name="ce1" office:value-type="float" office:value="0.294533920208983" calcext:value-type="float">
            <text:p>0.2945339202</text:p>
          </table:table-cell>
          <table:table-cell table:style-name="ce1" office:value-type="float" office:value="0.436628339837397" calcext:value-type="float">
            <text:p>0.4366283398</text:p>
          </table:table-cell>
          <table:table-cell table:style-name="ce1" office:value-type="float" office:value="0.538708976677672" calcext:value-type="float">
            <text:p>0.5387089767</text:p>
          </table:table-cell>
          <table:table-cell table:style-name="ce1" office:value-type="float" office:value="0.633734131409033" calcext:value-type="float">
            <text:p>0.6337341314</text:p>
          </table:table-cell>
          <table:table-cell table:style-name="ce1" office:value-type="float" office:value="0.420125768312013" calcext:value-type="float">
            <text:p>0.4201257683</text:p>
          </table:table-cell>
          <table:table-cell table:style-name="ce1" office:value-type="float" office:value="0.0382919790533742" calcext:value-type="float">
            <text:p>0.0382919791</text:p>
          </table:table-cell>
          <table:table-cell table:style-name="ce1" office:value-type="float" office:value="0.303981627409361" calcext:value-type="float">
            <text:p>0.3039816274</text:p>
          </table:table-cell>
          <table:table-cell table:style-name="ce1" office:value-type="float" office:value="0.276425048137601" calcext:value-type="float">
            <text:p>0.2764250481</text:p>
          </table:table-cell>
          <table:table-cell table:style-name="ce1" office:value-type="float" office:value="0.626813134904321" calcext:value-type="float">
            <text:p>0.6268131349</text:p>
          </table:table-cell>
          <table:table-cell table:style-name="ce1" office:value-type="float" office:value="0.152605076156552" calcext:value-type="float">
            <text:p>0.1526050762</text:p>
          </table:table-cell>
          <table:table-cell table:style-name="ce1" office:value-type="float" office:value="0.144071408916234" calcext:value-type="float">
            <text:p>0.1440714089</text:p>
          </table:table-cell>
          <table:table-cell table:style-name="ce1" office:value-type="float" office:value="0.270043346234894" calcext:value-type="float">
            <text:p>0.2700433462</text:p>
          </table:table-cell>
          <table:table-cell table:style-name="ce1" office:value-type="float" office:value="0.239616919149261" calcext:value-type="float">
            <text:p>0.2396169191</text:p>
          </table:table-cell>
          <table:table-cell table:style-name="ce1" office:value-type="float" office:value="0.265123620615101" calcext:value-type="float">
            <text:p>0.2651236206</text:p>
          </table:table-cell>
          <table:table-cell table:style-name="ce1" office:value-type="float" office:value="0.18687045376193" calcext:value-type="float">
            <text:p>0.1868704538</text:p>
          </table:table-cell>
          <table:table-cell table:style-name="ce1" office:value-type="float" office:value="0.560925635177723" calcext:value-type="float">
            <text:p>0.5609256352</text:p>
          </table:table-cell>
          <table:table-cell table:style-name="ce1" office:value-type="float" office:value="0.272793101769388" calcext:value-type="float">
            <text:p>0.2727931018</text:p>
          </table:table-cell>
          <table:table-cell table:style-name="ce1" office:value-type="float" office:value="0.331535692385558" calcext:value-type="float">
            <text:p>0.3315356924</text:p>
          </table:table-cell>
          <table:table-cell table:style-name="ce1" office:value-type="float" office:value="0.254352168087682" calcext:value-type="float">
            <text:p>0.2543521681</text:p>
          </table:table-cell>
          <table:table-cell table:style-name="ce1" office:value-type="float" office:value="0.205467345151172" calcext:value-type="float">
            <text:p>0.2054673452</text:p>
          </table:table-cell>
          <table:table-cell table:style-name="ce1" office:value-type="float" office:value="0.240618780810615" calcext:value-type="float">
            <text:p>0.2406187808</text:p>
          </table:table-cell>
          <table:table-cell table:style-name="ce1" office:value-type="float" office:value="0.740890722079615" calcext:value-type="float">
            <text:p>0.7408907221</text:p>
          </table:table-cell>
          <table:table-cell table:style-name="ce1" office:value-type="float" office:value="0.70667688457057" calcext:value-type="float">
            <text:p>0.7066768846</text:p>
          </table:table-cell>
          <table:table-cell table:style-name="ce1" office:value-type="float" office:value="0.150631342575504" calcext:value-type="float">
            <text:p>0.1506313426</text:p>
          </table:table-cell>
          <table:table-cell table:style-name="ce1" office:value-type="float" office:value="0.196767587177313" calcext:value-type="float">
            <text:p>0.1967675872</text:p>
          </table:table-cell>
          <table:table-cell table:style-name="ce1" office:value-type="float" office:value="0.175467696685052" calcext:value-type="float">
            <text:p>0.1754676967</text:p>
          </table:table-cell>
          <table:table-cell table:style-name="ce1" office:value-type="float" office:value="0.231218121696613" calcext:value-type="float">
            <text:p>0.2312181217</text:p>
          </table:table-cell>
          <table:table-cell table:style-name="ce1" office:value-type="float" office:value="0.332275386225378" calcext:value-type="float">
            <text:p>0.3322753862</text:p>
          </table:table-cell>
          <table:table-cell table:style-name="ce1" office:value-type="float" office:value="0.89416653903722" calcext:value-type="float">
            <text:p>0.894166539</text:p>
          </table:table-cell>
          <table:table-cell table:style-name="ce1" office:value-type="float" office:value="0.0640020480983092" calcext:value-type="float">
            <text:p>0.0640020481</text:p>
          </table:table-cell>
          <table:table-cell table:style-name="ce1" office:value-type="float" office:value="0.688872892702975" calcext:value-type="float">
            <text:p>0.6888728927</text:p>
          </table:table-cell>
          <table:table-cell table:style-name="ce1" office:value-type="float" office:value="0.359437641271504" calcext:value-type="float">
            <text:p>0.3594376413</text:p>
          </table:table-cell>
          <table:table-cell table:style-name="ce1" office:value-type="float" office:value="0.421568412288312" calcext:value-type="float">
            <text:p>0.4215684123</text:p>
          </table:table-cell>
          <table:table-cell table:style-name="ce1" office:value-type="float" office:value="0.161555971434432" calcext:value-type="float">
            <text:p>0.1615559714</text:p>
          </table:table-cell>
          <table:table-cell table:style-name="ce1" office:value-type="float" office:value="0.371668895922545" calcext:value-type="float">
            <text:p>0.3716688959</text:p>
          </table:table-cell>
          <table:table-cell table:style-name="ce1" office:value-type="float" office:value="0.249156814675946" calcext:value-type="float">
            <text:p>0.2491568147</text:p>
          </table:table-cell>
          <table:table-cell table:style-name="ce1" office:value-type="float" office:value="0.26688218462457" calcext:value-type="float">
            <text:p>0.2668821846</text:p>
          </table:table-cell>
          <table:table-cell table:style-name="ce1" office:value-type="float" office:value="0.192541069780213" calcext:value-type="float">
            <text:p>0.1925410698</text:p>
          </table:table-cell>
          <table:table-cell table:style-name="ce1" office:value-type="float" office:value="0.101389724978691" calcext:value-type="float">
            <text:p>0.101389725</text:p>
          </table:table-cell>
          <table:table-cell table:style-name="ce1" office:value-type="float" office:value="0.367065174192899" calcext:value-type="float">
            <text:p>0.3670651742</text:p>
          </table:table-cell>
          <table:table-cell table:style-name="ce1" office:value-type="float" office:value="0.361353665556563" calcext:value-type="float">
            <text:p>0.3613536656</text:p>
          </table:table-cell>
          <table:table-cell table:style-name="ce1" office:value-type="float" office:value="0.107343531453255" calcext:value-type="float">
            <text:p>0.1073435315</text:p>
          </table:table-cell>
          <table:table-cell table:style-name="ce1" office:value-type="float" office:value="0.487154772442558" calcext:value-type="float">
            <text:p>0.4871547724</text:p>
          </table:table-cell>
          <table:table-cell table:style-name="ce1" office:value-type="float" office:value="0.346451227190337" calcext:value-type="float">
            <text:p>0.3464512272</text:p>
          </table:table-cell>
          <table:table-cell table:style-name="ce1" office:value-type="float" office:value="0.512335412159538" calcext:value-type="float">
            <text:p>0.5123354122</text:p>
          </table:table-cell>
          <table:table-cell table:style-name="ce1" office:value-type="float" office:value="0.218615867320759" calcext:value-type="float">
            <text:p>0.2186158673</text:p>
          </table:table-cell>
          <table:table-cell table:style-name="ce1" office:value-type="float" office:value="0.529502681718316" calcext:value-type="float">
            <text:p>0.5295026817</text:p>
          </table:table-cell>
          <table:table-cell table:style-name="ce1" office:value-type="float" office:value="0.147944606453546" calcext:value-type="float">
            <text:p>0.1479446065</text:p>
          </table:table-cell>
          <table:table-cell table:style-name="ce1" office:value-type="float" office:value="0.353783739022753" calcext:value-type="float">
            <text:p>0.353783739</text:p>
          </table:table-cell>
          <table:table-cell table:style-name="ce1" office:value-type="float" office:value="0.0829402823203315" calcext:value-type="float">
            <text:p>0.0829402823</text:p>
          </table:table-cell>
          <table:table-cell table:style-name="ce1" office:value-type="float" office:value="0.0867064697904306" calcext:value-type="float">
            <text:p>0.0867064698</text:p>
          </table:table-cell>
          <table:table-cell table:style-name="ce1" office:value-type="float" office:value="0.303975744898652" calcext:value-type="float">
            <text:p>0.3039757449</text:p>
          </table:table-cell>
          <table:table-cell table:style-name="ce1" office:value-type="float" office:value="0.345543345258565" calcext:value-type="float">
            <text:p>0.3455433453</text:p>
          </table:table-cell>
          <table:table-cell table:style-name="ce1" office:value-type="float" office:value="0.291687517004006" calcext:value-type="float">
            <text:p>0.291687517</text:p>
          </table:table-cell>
          <table:table-cell table:style-name="ce1" office:value-type="float" office:value="0.113785830398916" calcext:value-type="float">
            <text:p>0.1137858304</text:p>
          </table:table-cell>
          <table:table-cell table:style-name="ce1" office:value-type="float" office:value="0.394034462826206" calcext:value-type="float">
            <text:p>0.3940344628</text:p>
          </table:table-cell>
          <table:table-cell table:style-name="ce1" office:value-type="float" office:value="0.194665705356915" calcext:value-type="float">
            <text:p>0.1946657054</text:p>
          </table:table-cell>
          <table:table-cell table:style-name="ce1" office:value-type="float" office:value="0.144831030505414" calcext:value-type="float">
            <text:p>0.1448310305</text:p>
          </table:table-cell>
          <table:table-cell table:style-name="ce1" office:value-type="float" office:value="0.243243243243243" calcext:value-type="float">
            <text:p>0.2432432432</text:p>
          </table:table-cell>
          <table:table-cell table:style-name="ce1" office:value-type="float" office:value="0.4280234047483" calcext:value-type="float">
            <text:p>0.4280234047</text:p>
          </table:table-cell>
          <table:table-cell table:style-name="ce1" office:value-type="float" office:value="0.111976335403524" calcext:value-type="float">
            <text:p>0.1119763354</text:p>
          </table:table-cell>
          <table:table-cell table:style-name="ce1" office:value-type="float" office:value="0.36034580373601" calcext:value-type="float">
            <text:p>0.36034580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85591170191061" calcext:value-type="float">
            <text:p>0.068559117</text:p>
          </table:table-cell>
          <table:table-cell table:style-name="ce1" office:value-type="float" office:value="0.114271607550576" calcext:value-type="float">
            <text:p>0.11427160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88690136193479" calcext:value-type="float">
            <text:p>0.5886901362</text:p>
          </table:table-cell>
          <table:table-cell table:style-name="ce1" office:value-type="float" office:value="0.17284423995956" calcext:value-type="float">
            <text:p>0.17284424</text:p>
          </table:table-cell>
          <table:table-cell table:style-name="ce1" office:value-type="float" office:value="0.223957004382342" calcext:value-type="float">
            <text:p>0.2239570044</text:p>
          </table:table-cell>
          <table:table-cell table:style-name="ce1" office:value-type="float" office:value="0.0832250378576479" calcext:value-type="float">
            <text:p>0.0832250379</text:p>
          </table:table-cell>
          <table:table-cell table:style-name="ce1" office:value-type="float" office:value="0.229365234732508" calcext:value-type="float">
            <text:p>0.22936523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2392450615408" calcext:value-type="float">
            <text:p>0.1623924506</text:p>
          </table:table-cell>
          <table:table-cell table:style-name="ce1" office:value-type="float" office:value="0.14197455728409" calcext:value-type="float">
            <text:p>0.1419745573</text:p>
          </table:table-cell>
          <table:table-cell table:style-name="ce2" table:number-columns-repeated="22"/>
        </table:table-row>
        <table:table-row table:style-name="ro1">
          <table:table-cell table:style-name="ce1" office:value-type="float" office:value="0.101858856035195" calcext:value-type="float">
            <text:p>0.101858856</text:p>
          </table:table-cell>
          <table:table-cell table:style-name="ce1" office:value-type="float" office:value="0.0778294310650951" calcext:value-type="float">
            <text:p>0.0778294311</text:p>
          </table:table-cell>
          <table:table-cell table:style-name="ce1" office:value-type="float" office:value="0.0192825393228322" calcext:value-type="float">
            <text:p>0.0192825393</text:p>
          </table:table-cell>
          <table:table-cell table:style-name="ce1" office:value-type="float" office:value="0.180537917925214" calcext:value-type="float">
            <text:p>0.1805379179</text:p>
          </table:table-cell>
          <table:table-cell table:style-name="ce1" office:value-type="float" office:value="0.105339671431049" calcext:value-type="float">
            <text:p>0.1053396714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22326925586588" calcext:value-type="float">
            <text:p>0.2232692559</text:p>
          </table:table-cell>
          <table:table-cell table:style-name="ce1" office:value-type="float" office:value="0.143083920779884" calcext:value-type="float">
            <text:p>0.1430839208</text:p>
          </table:table-cell>
          <table:table-cell table:style-name="ce1" office:value-type="float" office:value="0.237467075073191" calcext:value-type="float">
            <text:p>0.2374670751</text:p>
          </table:table-cell>
          <table:table-cell table:style-name="ce1" office:value-type="float" office:value="0.197237376753379" calcext:value-type="float">
            <text:p>0.1972373768</text:p>
          </table:table-cell>
          <table:table-cell table:style-name="ce1" office:value-type="float" office:value="0.0983108551319942" calcext:value-type="float">
            <text:p>0.0983108551</text:p>
          </table:table-cell>
          <table:table-cell table:style-name="ce1" office:value-type="float" office:value="0.430341912535497" calcext:value-type="float">
            <text:p>0.4303419125</text:p>
          </table:table-cell>
          <table:table-cell table:style-name="ce1" office:value-type="float" office:value="0.202679087637512" calcext:value-type="float">
            <text:p>0.2026790876</text:p>
          </table:table-cell>
          <table:table-cell table:style-name="ce1" office:value-type="float" office:value="0.242055124622113" calcext:value-type="float">
            <text:p>0.2420551246</text:p>
          </table:table-cell>
          <table:table-cell table:style-name="ce1" office:value-type="float" office:value="0.110771510251412" calcext:value-type="float">
            <text:p>0.1107715103</text:p>
          </table:table-cell>
          <table:table-cell table:style-name="ce1" office:value-type="float" office:value="0.0379093960159467" calcext:value-type="float">
            <text:p>0.037909396</text:p>
          </table:table-cell>
          <table:table-cell table:style-name="ce1" office:value-type="float" office:value="0.196073291634639" calcext:value-type="float">
            <text:p>0.1960732916</text:p>
          </table:table-cell>
          <table:table-cell table:style-name="ce1" office:value-type="float" office:value="0.258395146209534" calcext:value-type="float">
            <text:p>0.2583951462</text:p>
          </table:table-cell>
          <table:table-cell table:style-name="ce1" office:value-type="float" office:value="0.0192825393228322" calcext:value-type="float">
            <text:p>0.0192825393</text:p>
          </table:table-cell>
          <table:table-cell table:style-name="ce1" office:value-type="float" office:value="0.101087658629339" calcext:value-type="float">
            <text:p>0.1010876586</text:p>
          </table:table-cell>
          <table:table-cell table:style-name="ce1" office:value-type="float" office:value="0.15031042277648" calcext:value-type="float">
            <text:p>0.1503104228</text:p>
          </table:table-cell>
          <table:table-cell table:style-name="ce1" office:value-type="float" office:value="0.246538166201189" calcext:value-type="float">
            <text:p>0.2465381662</text:p>
          </table:table-cell>
          <table:table-cell table:style-name="ce1" office:value-type="float" office:value="0.404994828282705" calcext:value-type="float">
            <text:p>0.4049948283</text:p>
          </table:table-cell>
          <table:table-cell table:style-name="ce1" office:value-type="float" office:value="0.101858856035195" calcext:value-type="float">
            <text:p>0.101858856</text:p>
          </table:table-cell>
          <table:table-cell table:style-name="ce1" office:value-type="float" office:value="0.0556459750091815" calcext:value-type="float">
            <text:p>0.055645975</text:p>
          </table:table-cell>
          <table:table-cell table:style-name="ce1" office:value-type="float" office:value="0.256481734341888" calcext:value-type="float">
            <text:p>0.2564817343</text:p>
          </table:table-cell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210228073359706" calcext:value-type="float">
            <text:p>0.2102280734</text:p>
          </table:table-cell>
          <table:table-cell table:style-name="ce1" office:value-type="float" office:value="0.0657720100649613" calcext:value-type="float">
            <text:p>0.0657720101</text:p>
          </table:table-cell>
          <table:table-cell table:style-name="ce1" office:value-type="float" office:value="0.105339671431049" calcext:value-type="float">
            <text:p>0.1053396714</text:p>
          </table:table-cell>
          <table:table-cell table:style-name="ce1" office:value-type="float" office:value="0.0657720100649613" calcext:value-type="float">
            <text:p>0.0657720101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190538106759113" calcext:value-type="float">
            <text:p>0.1905381068</text:p>
          </table:table-cell>
          <table:table-cell table:style-name="ce1" office:value-type="float" office:value="0.273141618657832" calcext:value-type="float">
            <text:p>0.2731416187</text:p>
          </table:table-cell>
          <table:table-cell table:style-name="ce1" office:value-type="float" office:value="0.198835281882691" calcext:value-type="float">
            <text:p>0.1988352819</text:p>
          </table:table-cell>
          <table:table-cell table:style-name="ce1" office:value-type="float" office:value="0.134935507977714" calcext:value-type="float">
            <text:p>0.134935508</text:p>
          </table:table-cell>
          <table:table-cell table:style-name="ce1" office:value-type="float" office:value="0.211720839875918" calcext:value-type="float">
            <text:p>0.2117208399</text:p>
          </table:table-cell>
          <table:table-cell table:style-name="ce1" office:value-type="float" office:value="0.0892033064933401" calcext:value-type="float">
            <text:p>0.0892033065</text:p>
          </table:table-cell>
          <table:table-cell table:style-name="ce1" office:value-type="float" office:value="0.0994897789517699" calcext:value-type="float">
            <text:p>0.099489779</text:p>
          </table:table-cell>
          <table:table-cell table:style-name="ce1" office:value-type="float" office:value="0.0125724636613525" calcext:value-type="float">
            <text:p>0.0125724637</text:p>
          </table:table-cell>
          <table:table-cell table:style-name="ce1" office:value-type="float" office:value="0.0620033409759142" calcext:value-type="float">
            <text:p>0.062003341</text:p>
          </table:table-cell>
          <table:table-cell table:style-name="ce1" office:value-type="float" office:value="0.256481734341888" calcext:value-type="float">
            <text:p>0.2564817343</text:p>
          </table:table-cell>
          <table:table-cell table:style-name="ce1" office:value-type="float" office:value="0.0868928529156633" calcext:value-type="float">
            <text:p>0.0868928529</text:p>
          </table:table-cell>
          <table:table-cell table:style-name="ce1" office:value-type="float" office:value="0.259144622702346" calcext:value-type="float">
            <text:p>0.2591446227</text:p>
          </table:table-cell>
          <table:table-cell table:style-name="ce1" office:value-type="float" office:value="0.318237945101475" calcext:value-type="float">
            <text:p>0.3182379451</text:p>
          </table:table-cell>
          <table:table-cell table:style-name="ce1" office:value-type="float" office:value="0.0801743806372111" calcext:value-type="float">
            <text:p>0.0801743806</text:p>
          </table:table-cell>
          <table:table-cell table:style-name="ce1" office:value-type="float" office:value="0.365532200065736" calcext:value-type="float">
            <text:p>0.3655322001</text:p>
          </table:table-cell>
          <table:table-cell table:style-name="ce1" office:value-type="float" office:value="0.186146407829949" calcext:value-type="float">
            <text:p>0.1861464078</text:p>
          </table:table-cell>
          <table:table-cell table:style-name="ce1" office:value-type="float" office:value="0.204406803467185" calcext:value-type="float">
            <text:p>0.2044068035</text:p>
          </table:table-cell>
          <table:table-cell table:style-name="ce1" office:value-type="float" office:value="0.0646832653666058" calcext:value-type="float">
            <text:p>0.0646832654</text:p>
          </table:table-cell>
          <table:table-cell table:style-name="ce1" office:value-type="float" office:value="0.0727743096459121" calcext:value-type="float">
            <text:p>0.0727743096</text:p>
          </table:table-cell>
          <table:table-cell table:style-name="ce1" office:value-type="float" office:value="0.0461787867012209" calcext:value-type="float">
            <text:p>0.0461787867</text:p>
          </table:table-cell>
          <table:table-cell table:style-name="ce1" office:value-type="float" office:value="0.190538106759113" calcext:value-type="float">
            <text:p>0.1905381068</text:p>
          </table:table-cell>
          <table:table-cell table:style-name="ce1" office:value-type="float" office:value="0.159569741763821" calcext:value-type="float">
            <text:p>0.1595697418</text:p>
          </table:table-cell>
          <table:table-cell table:style-name="ce1" office:value-type="float" office:value="0.211720839875918" calcext:value-type="float">
            <text:p>0.2117208399</text:p>
          </table:table-cell>
          <table:table-cell table:style-name="ce1" office:value-type="float" office:value="0.17125545843323" calcext:value-type="float">
            <text:p>0.1712554584</text:p>
          </table:table-cell>
          <table:table-cell table:style-name="ce1" office:value-type="float" office:value="0.134935507977714" calcext:value-type="float">
            <text:p>0.134935508</text:p>
          </table:table-cell>
          <table:table-cell table:style-name="ce1" office:value-type="float" office:value="0.329138524858238" calcext:value-type="float">
            <text:p>0.3291385249</text:p>
          </table:table-cell>
          <table:table-cell table:style-name="ce1" office:value-type="float" office:value="0.289045759881422" calcext:value-type="float">
            <text:p>0.2890457599</text:p>
          </table:table-cell>
          <table:table-cell table:style-name="ce1" office:value-type="float" office:value="0.206650666270859" calcext:value-type="float">
            <text:p>0.2066506663</text:p>
          </table:table-cell>
          <table:table-cell table:style-name="ce1" office:value-type="float" office:value="0.336518748585771" calcext:value-type="float">
            <text:p>0.3365187486</text:p>
          </table:table-cell>
          <table:table-cell table:style-name="ce1" office:value-type="float" office:value="0.191673775310939" calcext:value-type="float">
            <text:p>0.1916737753</text:p>
          </table:table-cell>
          <table:table-cell table:style-name="ce1" office:value-type="float" office:value="0.0727743096459121" calcext:value-type="float">
            <text:p>0.0727743096</text:p>
          </table:table-cell>
          <table:table-cell table:style-name="ce1" office:value-type="float" office:value="0.284060612404641" calcext:value-type="float">
            <text:p>0.2840606124</text:p>
          </table:table-cell>
          <table:table-cell table:style-name="ce1" office:value-type="float" office:value="0.180537917925214" calcext:value-type="float">
            <text:p>0.1805379179</text:p>
          </table:table-cell>
          <table:table-cell table:style-name="ce1" office:value-type="float" office:value="0.323818056743853" calcext:value-type="float">
            <text:p>0.3238180567</text:p>
          </table:table-cell>
          <table:table-cell table:style-name="ce1" office:value-type="float" office:value="0.36850494048241" calcext:value-type="float">
            <text:p>0.3685049405</text:p>
          </table:table-cell>
          <table:table-cell table:style-name="ce1" office:value-type="float" office:value="0.117509106522661" calcext:value-type="float">
            <text:p>0.1175091065</text:p>
          </table:table-cell>
          <table:table-cell table:style-name="ce1" office:value-type="float" office:value="0.365532200065736" calcext:value-type="float">
            <text:p>0.3655322001</text:p>
          </table:table-cell>
          <table:table-cell table:style-name="ce1" office:value-type="float" office:value="0.0646832653666058" calcext:value-type="float">
            <text:p>0.0646832654</text:p>
          </table:table-cell>
          <table:table-cell table:style-name="ce1" office:value-type="float" office:value="0.131991815413259" calcext:value-type="float">
            <text:p>0.1319918154</text:p>
          </table:table-cell>
          <table:table-cell table:style-name="ce1" office:value-type="float" office:value="0.365055098341595" calcext:value-type="float">
            <text:p>0.3650550983</text:p>
          </table:table-cell>
          <table:table-cell table:style-name="ce1" office:value-type="float" office:value="0.272663880147973" calcext:value-type="float">
            <text:p>0.2726638801</text:p>
          </table:table-cell>
          <table:table-cell table:style-name="ce1" office:value-type="float" office:value="0.0684143644196577" calcext:value-type="float">
            <text:p>0.0684143644</text:p>
          </table:table-cell>
          <table:table-cell table:style-name="ce1" office:value-type="float" office:value="0.117509106522661" calcext:value-type="float">
            <text:p>0.1175091065</text:p>
          </table:table-cell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216482437110267" calcext:value-type="float">
            <text:p>0.2164824371</text:p>
          </table:table-cell>
          <table:table-cell table:style-name="ce1" office:value-type="float" office:value="0.312812538600305" calcext:value-type="float">
            <text:p>0.3128125386</text:p>
          </table:table-cell>
          <table:table-cell table:style-name="ce1" office:value-type="float" office:value="0.0924682493485969" calcext:value-type="float">
            <text:p>0.0924682493</text:p>
          </table:table-cell>
          <table:table-cell table:style-name="ce1" office:value-type="float" office:value="0.211415796529637" calcext:value-type="float">
            <text:p>0.2114157965</text:p>
          </table:table-cell>
          <table:table-cell table:style-name="ce1" office:value-type="float" office:value="0.148322828587367" calcext:value-type="float">
            <text:p>0.1483228286</text:p>
          </table:table-cell>
          <table:table-cell table:style-name="ce1" office:value-type="float" office:value="0.0657720100649613" calcext:value-type="float">
            <text:p>0.0657720101</text:p>
          </table:table-cell>
          <table:table-cell table:style-name="ce1" office:value-type="float" office:value="0.198835281882691" calcext:value-type="float">
            <text:p>0.1988352819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style-name="ce1" office:value-type="float" office:value="0.180537917925214" calcext:value-type="float">
            <text:p>0.1805379179</text:p>
          </table:table-cell>
          <table:table-cell table:style-name="ce1" office:value-type="float" office:value="0.360408344189726" calcext:value-type="float">
            <text:p>0.3604083442</text:p>
          </table:table-cell>
          <table:table-cell table:style-name="ce1" office:value-type="float" office:value="0.365055098341595" calcext:value-type="float">
            <text:p>0.3650550983</text:p>
          </table:table-cell>
          <table:table-cell table:style-name="ce1" office:value-type="float" office:value="0.0983108551319942" calcext:value-type="float">
            <text:p>0.0983108551</text:p>
          </table:table-cell>
          <table:table-cell table:style-name="ce2" table:number-columns-repeated="22"/>
        </table:table-row>
        <table:table-row table:style-name="ro1">
          <table:table-cell table:style-name="ce1" office:value-type="float" office:value="0.147422993778617" calcext:value-type="float">
            <text:p>0.1474229938</text:p>
          </table:table-cell>
          <table:table-cell table:style-name="ce1" office:value-type="float" office:value="0.122529654874075" calcext:value-type="float">
            <text:p>0.1225296549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0620033409759142" calcext:value-type="float">
            <text:p>0.062003341</text:p>
          </table:table-cell>
          <table:table-cell table:style-name="ce1" office:value-type="float" office:value="0.318237945101475" calcext:value-type="float">
            <text:p>0.3182379451</text:p>
          </table:table-cell>
          <table:table-cell table:style-name="ce1" office:value-type="float" office:value="0.101858856035195" calcext:value-type="float">
            <text:p>0.101858856</text:p>
          </table:table-cell>
          <table:table-cell table:style-name="ce1" office:value-type="float" office:value="0.148322828587367" calcext:value-type="float">
            <text:p>0.1483228286</text:p>
          </table:table-cell>
          <table:table-cell table:style-name="ce1" office:value-type="float" office:value="0.137156014330274" calcext:value-type="float">
            <text:p>0.1371560143</text:p>
          </table:table-cell>
          <table:table-cell table:style-name="ce1" office:value-type="float" office:value="0.159569741763821" calcext:value-type="float">
            <text:p>0.1595697418</text:p>
          </table:table-cell>
          <table:table-cell table:style-name="ce1" office:value-type="float" office:value="0.147422993778617" calcext:value-type="float">
            <text:p>0.1474229938</text:p>
          </table:table-cell>
          <table:table-cell table:style-name="ce1" office:value-type="float" office:value="0.318567242083436" calcext:value-type="float">
            <text:p>0.3185672421</text:p>
          </table:table-cell>
          <table:table-cell table:style-name="ce1" office:value-type="float" office:value="0.210741369138221" calcext:value-type="float">
            <text:p>0.2107413691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0168658140094035" calcext:value-type="float">
            <text:p>0.016865814</text:p>
          </table:table-cell>
          <table:table-cell table:style-name="ce1" office:value-type="float" office:value="0.329138524858238" calcext:value-type="float">
            <text:p>0.3291385249</text:p>
          </table:table-cell>
          <table:table-cell table:style-name="ce1" office:value-type="float" office:value="0.211720839875918" calcext:value-type="float">
            <text:p>0.2117208399</text:p>
          </table:table-cell>
          <table:table-cell table:style-name="ce1" office:value-type="float" office:value="0.336518748585771" calcext:value-type="float">
            <text:p>0.3365187486</text:p>
          </table:table-cell>
          <table:table-cell table:style-name="ce1" office:value-type="float" office:value="0.0170921442901666" calcext:value-type="float">
            <text:p>0.0170921443</text:p>
          </table:table-cell>
          <table:table-cell table:style-name="ce1" office:value-type="float" office:value="0.168532907165776" calcext:value-type="float">
            <text:p>0.1685329072</text:p>
          </table:table-cell>
          <table:table-cell table:style-name="ce1" office:value-type="float" office:value="0.215206966833715" calcext:value-type="float">
            <text:p>0.2152069668</text:p>
          </table:table-cell>
          <table:table-cell table:style-name="ce1" office:value-type="float" office:value="0.404994828282705" calcext:value-type="float">
            <text:p>0.4049948283</text:p>
          </table:table-cell>
          <table:table-cell table:style-name="ce1" office:value-type="float" office:value="0.198835281882691" calcext:value-type="float">
            <text:p>0.1988352819</text:p>
          </table:table-cell>
          <table:table-cell table:style-name="ce1" office:value-type="float" office:value="0.311372382705964" calcext:value-type="float">
            <text:p>0.3113723827</text:p>
          </table:table-cell>
          <table:table-cell table:style-name="ce1" office:value-type="float" office:value="0.131991815413259" calcext:value-type="float">
            <text:p>0.1319918154</text:p>
          </table:table-cell>
          <table:table-cell table:style-name="ce1" office:value-type="float" office:value="0.236097442439932" calcext:value-type="float">
            <text:p>0.2360974424</text:p>
          </table:table-cell>
          <table:table-cell table:style-name="ce1" office:value-type="float" office:value="0.365055098341595" calcext:value-type="float">
            <text:p>0.3650550983</text:p>
          </table:table-cell>
          <table:table-cell table:style-name="ce1" office:value-type="float" office:value="0.305435556222855" calcext:value-type="float">
            <text:p>0.3054355562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style-name="ce1" office:value-type="float" office:value="0.365532200065736" calcext:value-type="float">
            <text:p>0.3655322001</text:p>
          </table:table-cell>
          <table:table-cell table:style-name="ce1" office:value-type="float" office:value="0.189767566002092" calcext:value-type="float">
            <text:p>0.189767566</text:p>
          </table:table-cell>
          <table:table-cell table:style-name="ce1" office:value-type="float" office:value="0.0806184076731844" calcext:value-type="float">
            <text:p>0.0806184077</text:p>
          </table:table-cell>
          <table:table-cell table:style-name="ce1" office:value-type="float" office:value="0.336518748585771" calcext:value-type="float">
            <text:p>0.3365187486</text:p>
          </table:table-cell>
          <table:table-cell table:style-name="ce1" office:value-type="float" office:value="0.105310796368814" calcext:value-type="float">
            <text:p>0.1053107964</text:p>
          </table:table-cell>
          <table:table-cell table:style-name="ce1" office:value-type="float" office:value="0.0657720100649613" calcext:value-type="float">
            <text:p>0.0657720101</text:p>
          </table:table-cell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028442890841439" calcext:value-type="float">
            <text:p>0.0284428908</text:p>
          </table:table-cell>
          <table:table-cell table:style-name="ce1" office:value-type="float" office:value="0.0868928529156633" calcext:value-type="float">
            <text:p>0.0868928529</text:p>
          </table:table-cell>
          <table:table-cell table:style-name="ce1" office:value-type="float" office:value="0.245700407959335" calcext:value-type="float">
            <text:p>0.245700408</text:p>
          </table:table-cell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132344725459572" calcext:value-type="float">
            <text:p>0.1323447255</text:p>
          </table:table-cell>
          <table:table-cell table:style-name="ce1" office:value-type="float" office:value="0.0743803984665953" calcext:value-type="float">
            <text:p>0.0743803985</text:p>
          </table:table-cell>
          <table:table-cell table:style-name="ce1" office:value-type="float" office:value="0.306358701383755" calcext:value-type="float">
            <text:p>0.3063587014</text:p>
          </table:table-cell>
          <table:table-cell table:style-name="ce1" office:value-type="float" office:value="0.116677391184469" calcext:value-type="float">
            <text:p>0.1166773912</text:p>
          </table:table-cell>
          <table:table-cell table:style-name="ce1" office:value-type="float" office:value="0.273719243185585" calcext:value-type="float">
            <text:p>0.2737192432</text:p>
          </table:table-cell>
          <table:table-cell table:style-name="ce1" office:value-type="float" office:value="0.329138524858238" calcext:value-type="float">
            <text:p>0.3291385249</text:p>
          </table:table-cell>
          <table:table-cell table:style-name="ce1" office:value-type="float" office:value="0.0125724636613525" calcext:value-type="float">
            <text:p>0.0125724637</text:p>
          </table:table-cell>
          <table:table-cell table:style-name="ce1" office:value-type="float" office:value="0.206650666270859" calcext:value-type="float">
            <text:p>0.2066506663</text:p>
          </table:table-cell>
          <table:table-cell table:style-name="ce1" office:value-type="float" office:value="0.229795342125536" calcext:value-type="float">
            <text:p>0.2297953421</text:p>
          </table:table-cell>
          <table:table-cell table:style-name="ce1" office:value-type="float" office:value="0.236097442439932" calcext:value-type="float">
            <text:p>0.2360974424</text:p>
          </table:table-cell>
          <table:table-cell table:style-name="ce1" office:value-type="float" office:value="0.0620033409759142" calcext:value-type="float">
            <text:p>0.062003341</text:p>
          </table:table-cell>
          <table:table-cell table:style-name="ce1" office:value-type="float" office:value="0.36850494048241" calcext:value-type="float">
            <text:p>0.3685049405</text:p>
          </table:table-cell>
          <table:table-cell table:style-name="ce1" office:value-type="float" office:value="0.256481734341888" calcext:value-type="float">
            <text:p>0.2564817343</text:p>
          </table:table-cell>
          <table:table-cell table:style-name="ce1" office:value-type="float" office:value="0.424282115121412" calcext:value-type="float">
            <text:p>0.4242821151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258395146209534" calcext:value-type="float">
            <text:p>0.2583951462</text:p>
          </table:table-cell>
          <table:table-cell table:style-name="ce1" office:value-type="float" office:value="0.159569741763821" calcext:value-type="float">
            <text:p>0.1595697418</text:p>
          </table:table-cell>
          <table:table-cell table:style-name="ce1" office:value-type="float" office:value="0.595419847725398" calcext:value-type="float">
            <text:p>0.5954198477</text:p>
          </table:table-cell>
          <table:table-cell table:style-name="ce1" office:value-type="float" office:value="0.0269190951029083" calcext:value-type="float">
            <text:p>0.0269190951</text:p>
          </table:table-cell>
          <table:table-cell table:style-name="ce1" office:value-type="float" office:value="0.0947423371889563" calcext:value-type="float">
            <text:p>0.0947423372</text:p>
          </table:table-cell>
          <table:table-cell table:style-name="ce1" office:value-type="float" office:value="0.148322828587367" calcext:value-type="float">
            <text:p>0.1483228286</text:p>
          </table:table-cell>
          <table:table-cell table:style-name="ce1" office:value-type="float" office:value="0.176815070787222" calcext:value-type="float">
            <text:p>0.1768150708</text:p>
          </table:table-cell>
          <table:table-cell table:style-name="ce1" office:value-type="float" office:value="0.180537917925214" calcext:value-type="float">
            <text:p>0.1805379179</text:p>
          </table:table-cell>
          <table:table-cell table:style-name="ce1" office:value-type="float" office:value="0.323818056743853" calcext:value-type="float">
            <text:p>0.3238180567</text:p>
          </table:table-cell>
          <table:table-cell table:style-name="ce1" office:value-type="float" office:value="0.245906315615217" calcext:value-type="float">
            <text:p>0.2459063156</text:p>
          </table:table-cell>
          <table:table-cell table:style-name="ce1" office:value-type="float" office:value="0.0924682493485969" calcext:value-type="float">
            <text:p>0.0924682493</text:p>
          </table:table-cell>
          <table:table-cell table:style-name="ce1" office:value-type="float" office:value="0.0907140439683787" calcext:value-type="float">
            <text:p>0.090714044</text:p>
          </table:table-cell>
          <table:table-cell table:style-name="ce1" office:value-type="float" office:value="0.134935507977714" calcext:value-type="float">
            <text:p>0.134935508</text:p>
          </table:table-cell>
          <table:table-cell table:style-name="ce1" office:value-type="float" office:value="0.0791922779611423" calcext:value-type="float">
            <text:p>0.079192278</text:p>
          </table:table-cell>
          <table:table-cell table:style-name="ce1" office:value-type="float" office:value="0.211720839875918" calcext:value-type="float">
            <text:p>0.2117208399</text:p>
          </table:table-cell>
          <table:table-cell table:style-name="ce1" office:value-type="float" office:value="0.215206966833715" calcext:value-type="float">
            <text:p>0.2152069668</text:p>
          </table:table-cell>
          <table:table-cell table:style-name="ce1" office:value-type="float" office:value="0.0276121567882149" calcext:value-type="float">
            <text:p>0.0276121568</text:p>
          </table:table-cell>
          <table:table-cell table:style-name="ce1" office:value-type="float" office:value="0.233146385273142" calcext:value-type="float">
            <text:p>0.2331463853</text:p>
          </table:table-cell>
          <table:table-cell table:style-name="ce1" office:value-type="float" office:value="0.310096452413539" calcext:value-type="float">
            <text:p>0.3100964524</text:p>
          </table:table-cell>
          <table:table-cell table:style-name="ce1" office:value-type="float" office:value="0.37518732315264" calcext:value-type="float">
            <text:p>0.3751873232</text:p>
          </table:table-cell>
          <table:table-cell table:style-name="ce1" office:value-type="float" office:value="0.189767566002092" calcext:value-type="float">
            <text:p>0.189767566</text:p>
          </table:table-cell>
          <table:table-cell table:style-name="ce1" office:value-type="float" office:value="0.126648195786797" calcext:value-type="float">
            <text:p>0.1266481958</text:p>
          </table:table-cell>
          <table:table-cell table:style-name="ce1" office:value-type="float" office:value="0.150537721434712" calcext:value-type="float">
            <text:p>0.1505377214</text:p>
          </table:table-cell>
          <table:table-cell table:style-name="ce1" office:value-type="float" office:value="0.0834460874843213" calcext:value-type="float">
            <text:p>0.0834460875</text:p>
          </table:table-cell>
          <table:table-cell table:style-name="ce1" office:value-type="float" office:value="0.197931885126902" calcext:value-type="float">
            <text:p>0.1979318851</text:p>
          </table:table-cell>
          <table:table-cell table:style-name="ce1" office:value-type="float" office:value="0.245700407959335" calcext:value-type="float">
            <text:p>0.245700408</text:p>
          </table:table-cell>
          <table:table-cell table:style-name="ce1" office:value-type="float" office:value="0.195906944534502" calcext:value-type="float">
            <text:p>0.1959069445</text:p>
          </table:table-cell>
          <table:table-cell table:style-name="ce1" office:value-type="float" office:value="0.031367079251552" calcext:value-type="float">
            <text:p>0.0313670793</text:p>
          </table:table-cell>
          <table:table-cell table:style-name="ce1" office:value-type="float" office:value="0.197931885126902" calcext:value-type="float">
            <text:p>0.1979318851</text:p>
          </table:table-cell>
          <table:table-cell table:style-name="ce1" office:value-type="float" office:value="0.312812538600305" calcext:value-type="float">
            <text:p>0.3128125386</text:p>
          </table:table-cell>
          <table:table-cell table:style-name="ce1" office:value-type="float" office:value="0.0684143644196577" calcext:value-type="float">
            <text:p>0.0684143644</text:p>
          </table:table-cell>
          <table:table-cell table:style-name="ce1" office:value-type="float" office:value="0.0727743096459121" calcext:value-type="float">
            <text:p>0.0727743096</text:p>
          </table:table-cell>
          <table:table-cell table:style-name="ce1" office:value-type="float" office:value="0.273719243185585" calcext:value-type="float">
            <text:p>0.2737192432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number-columns-repeated="22"/>
        </table:table-row>
        <table:table-row table:style-name="ro1">
          <table:table-cell table:style-name="ce1" office:value-type="float" office:value="0.424282115121412" calcext:value-type="float">
            <text:p>0.4242821151</text:p>
          </table:table-cell>
          <table:table-cell table:style-name="ce1" office:value-type="float" office:value="0.0805363918347373" calcext:value-type="float">
            <text:p>0.0805363918</text:p>
          </table:table-cell>
          <table:table-cell table:style-name="ce1" office:value-type="float" office:value="0.306358701383755" calcext:value-type="float">
            <text:p>0.3063587014</text:p>
          </table:table-cell>
          <table:table-cell table:style-name="ce1" office:value-type="float" office:value="0.0983108551319942" calcext:value-type="float">
            <text:p>0.0983108551</text:p>
          </table:table-cell>
          <table:table-cell table:style-name="ce1" office:value-type="float" office:value="0.173343955251749" calcext:value-type="float">
            <text:p>0.1733439553</text:p>
          </table:table-cell>
          <table:table-cell table:style-name="ce1" office:value-type="float" office:value="0.0947423371889563" calcext:value-type="float">
            <text:p>0.0947423372</text:p>
          </table:table-cell>
          <table:table-cell table:style-name="ce1" office:value-type="float" office:value="0.205760542305484" calcext:value-type="float">
            <text:p>0.2057605423</text:p>
          </table:table-cell>
          <table:table-cell table:style-name="ce1" office:value-type="float" office:value="0.101087658629339" calcext:value-type="float">
            <text:p>0.1010876586</text:p>
          </table:table-cell>
          <table:table-cell table:style-name="ce1" office:value-type="float" office:value="0.245906315615217" calcext:value-type="float">
            <text:p>0.2459063156</text:p>
          </table:table-cell>
          <table:table-cell table:style-name="ce1" office:value-type="float" office:value="0.0379093960159467" calcext:value-type="float">
            <text:p>0.037909396</text:p>
          </table:table-cell>
          <table:table-cell table:style-name="ce1" office:value-type="float" office:value="0.595419847725398" calcext:value-type="float">
            <text:p>0.5954198477</text:p>
          </table:table-cell>
          <table:table-cell table:style-name="ce1" office:value-type="float" office:value="0.345009887703036" calcext:value-type="float">
            <text:p>0.3450098877</text:p>
          </table:table-cell>
          <table:table-cell table:style-name="ce1" office:value-type="float" office:value="0.229689716548249" calcext:value-type="float">
            <text:p>0.2296897165</text:p>
          </table:table-cell>
          <table:table-cell table:style-name="ce1" office:value-type="float" office:value="0.105339671431049" calcext:value-type="float">
            <text:p>0.1053396714</text:p>
          </table:table-cell>
          <table:table-cell table:style-name="ce1" office:value-type="float" office:value="0.189960157824186" calcext:value-type="float">
            <text:p>0.1899601578</text:p>
          </table:table-cell>
          <table:table-cell table:style-name="ce1" office:value-type="float" office:value="0.191673775310939" calcext:value-type="float">
            <text:p>0.1916737753</text:p>
          </table:table-cell>
          <table:table-cell table:style-name="ce1" office:value-type="float" office:value="0.211415796529637" calcext:value-type="float">
            <text:p>0.2114157965</text:p>
          </table:table-cell>
          <table:table-cell table:style-name="ce1" office:value-type="float" office:value="0.0125724636613525" calcext:value-type="float">
            <text:p>0.0125724637</text:p>
          </table:table-cell>
          <table:table-cell table:style-name="ce1" office:value-type="float" office:value="0.129667307436358" calcext:value-type="float">
            <text:p>0.1296673074</text:p>
          </table:table-cell>
          <table:table-cell table:style-name="ce1" office:value-type="float" office:value="0.229795342125536" calcext:value-type="float">
            <text:p>0.2297953421</text:p>
          </table:table-cell>
          <table:table-cell table:style-name="ce1" office:value-type="float" office:value="0.17553371119509" calcext:value-type="float">
            <text:p>0.1755337112</text:p>
          </table:table-cell>
          <table:table-cell table:style-name="ce1" office:value-type="float" office:value="0.171770822658567" calcext:value-type="float">
            <text:p>0.1717708227</text:p>
          </table:table-cell>
          <table:table-cell table:style-name="ce1" office:value-type="float" office:value="0.236097442439932" calcext:value-type="float">
            <text:p>0.2360974424</text:p>
          </table:table-cell>
          <table:table-cell table:style-name="ce1" office:value-type="float" office:value="0.0379093960159467" calcext:value-type="float">
            <text:p>0.037909396</text:p>
          </table:table-cell>
          <table:table-cell table:style-name="ce1" office:value-type="float" office:value="0.242055124622113" calcext:value-type="float">
            <text:p>0.2420551246</text:p>
          </table:table-cell>
          <table:table-cell table:style-name="ce1" office:value-type="float" office:value="0.147422993778617" calcext:value-type="float">
            <text:p>0.1474229938</text:p>
          </table:table-cell>
          <table:table-cell table:style-name="ce1" office:value-type="float" office:value="0.0983108551319942" calcext:value-type="float">
            <text:p>0.0983108551</text:p>
          </table:table-cell>
          <table:table-cell table:style-name="ce1" office:value-type="float" office:value="0.0947423371889563" calcext:value-type="float">
            <text:p>0.0947423372</text:p>
          </table:table-cell>
          <table:table-cell table:style-name="ce1" office:value-type="float" office:value="0.189960157824186" calcext:value-type="float">
            <text:p>0.1899601578</text:p>
          </table:table-cell>
          <table:table-cell table:style-name="ce1" office:value-type="float" office:value="0.430341912535497" calcext:value-type="float">
            <text:p>0.4303419125</text:p>
          </table:table-cell>
          <table:table-cell table:style-name="ce1" office:value-type="float" office:value="0.205760542305484" calcext:value-type="float">
            <text:p>0.2057605423</text:p>
          </table:table-cell>
          <table:table-cell table:style-name="ce1" office:value-type="float" office:value="0.211415796529637" calcext:value-type="float">
            <text:p>0.2114157965</text:p>
          </table:table-cell>
          <table:table-cell table:style-name="ce1" office:value-type="float" office:value="0.168532907165776" calcext:value-type="float">
            <text:p>0.1685329072</text:p>
          </table:table-cell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06793346582866" calcext:value-type="float">
            <text:p>0.0679334658</text:p>
          </table:table-cell>
          <table:table-cell table:style-name="ce1" office:value-type="float" office:value="0.0368981081902455" calcext:value-type="float">
            <text:p>0.0368981082</text:p>
          </table:table-cell>
          <table:table-cell table:style-name="ce1" office:value-type="float" office:value="0.36850494048241" calcext:value-type="float">
            <text:p>0.3685049405</text:p>
          </table:table-cell>
          <table:table-cell table:style-name="ce1" office:value-type="float" office:value="0.0771116799038869" calcext:value-type="float">
            <text:p>0.0771116799</text:p>
          </table:table-cell>
          <table:table-cell table:style-name="ce1" office:value-type="float" office:value="0.478792925250234" calcext:value-type="float">
            <text:p>0.4787929253</text:p>
          </table:table-cell>
          <table:table-cell table:style-name="ce1" office:value-type="float" office:value="0.284060612404641" calcext:value-type="float">
            <text:p>0.2840606124</text:p>
          </table:table-cell>
          <table:table-cell table:style-name="ce1" office:value-type="float" office:value="0.229689716548249" calcext:value-type="float">
            <text:p>0.2296897165</text:p>
          </table:table-cell>
          <table:table-cell table:style-name="ce1" office:value-type="float" office:value="0.0477716242600012" calcext:value-type="float">
            <text:p>0.0477716243</text:p>
          </table:table-cell>
          <table:table-cell table:style-name="ce1" office:value-type="float" office:value="0.105310796368814" calcext:value-type="float">
            <text:p>0.1053107964</text:p>
          </table:table-cell>
          <table:table-cell table:style-name="ce1" office:value-type="float" office:value="0.031367079251552" calcext:value-type="float">
            <text:p>0.0313670793</text:p>
          </table:table-cell>
          <table:table-cell table:style-name="ce1" office:value-type="float" office:value="0.0907140439683787" calcext:value-type="float">
            <text:p>0.090714044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204406803467185" calcext:value-type="float">
            <text:p>0.2044068035</text:p>
          </table:table-cell>
          <table:table-cell table:style-name="ce1" office:value-type="float" office:value="0.0620033409759142" calcext:value-type="float">
            <text:p>0.062003341</text:p>
          </table:table-cell>
          <table:table-cell table:style-name="ce1" office:value-type="float" office:value="0.189960157824186" calcext:value-type="float">
            <text:p>0.1899601578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22326925586588" calcext:value-type="float">
            <text:p>0.2232692559</text:p>
          </table:table-cell>
          <table:table-cell table:style-name="ce1" office:value-type="float" office:value="0.148322828587367" calcext:value-type="float">
            <text:p>0.1483228286</text:p>
          </table:table-cell>
          <table:table-cell table:style-name="ce1" office:value-type="float" office:value="0.211415796529637" calcext:value-type="float">
            <text:p>0.2114157965</text:p>
          </table:table-cell>
          <table:table-cell table:style-name="ce1" office:value-type="float" office:value="0.21482069209598" calcext:value-type="float">
            <text:p>0.2148206921</text:p>
          </table:table-cell>
          <table:table-cell table:style-name="ce1" office:value-type="float" office:value="0.129667307436358" calcext:value-type="float">
            <text:p>0.1296673074</text:p>
          </table:table-cell>
          <table:table-cell table:style-name="ce1" office:value-type="float" office:value="0.0657720100649613" calcext:value-type="float">
            <text:p>0.0657720101</text:p>
          </table:table-cell>
          <table:table-cell table:style-name="ce1" office:value-type="float" office:value="0.0983108551319942" calcext:value-type="float">
            <text:p>0.0983108551</text:p>
          </table:table-cell>
          <table:table-cell table:style-name="ce1" office:value-type="float" office:value="0.206878772621444" calcext:value-type="float">
            <text:p>0.2068787726</text:p>
          </table:table-cell>
          <table:table-cell table:style-name="ce1" office:value-type="float" office:value="0.195906944534502" calcext:value-type="float">
            <text:p>0.1959069445</text:p>
          </table:table-cell>
          <table:table-cell table:style-name="ce1" office:value-type="float" office:value="0.37518732315264" calcext:value-type="float">
            <text:p>0.3751873232</text:p>
          </table:table-cell>
          <table:table-cell table:style-name="ce1" office:value-type="float" office:value="0.153458486791897" calcext:value-type="float">
            <text:p>0.1534584868</text:p>
          </table:table-cell>
          <table:table-cell table:style-name="ce1" office:value-type="float" office:value="0.242055124622113" calcext:value-type="float">
            <text:p>0.2420551246</text:p>
          </table:table-cell>
          <table:table-cell table:style-name="ce1" office:value-type="float" office:value="0.0801743806372111" calcext:value-type="float">
            <text:p>0.0801743806</text:p>
          </table:table-cell>
          <table:table-cell table:style-name="ce1" office:value-type="float" office:value="0.360408344189726" calcext:value-type="float">
            <text:p>0.3604083442</text:p>
          </table:table-cell>
          <table:table-cell table:style-name="ce1" office:value-type="float" office:value="0.229689716548249" calcext:value-type="float">
            <text:p>0.2296897165</text:p>
          </table:table-cell>
          <table:table-cell table:style-name="ce1" office:value-type="float" office:value="0.0671436061768484" calcext:value-type="float">
            <text:p>0.0671436062</text:p>
          </table:table-cell>
          <table:table-cell table:style-name="ce1" office:value-type="float" office:value="0.289045759881422" calcext:value-type="float">
            <text:p>0.2890457599</text:p>
          </table:table-cell>
          <table:table-cell table:number-columns-repeated="2" table:style-name="ce1" office:value-type="float" office:value="0.0648945725453619" calcext:value-type="float">
            <text:p>0.0648945725</text:p>
          </table:table-cell>
          <table:table-cell table:style-name="ce1" office:value-type="float" office:value="0.168532907165776" calcext:value-type="float">
            <text:p>0.1685329072</text:p>
          </table:table-cell>
          <table:table-cell table:style-name="ce1" office:value-type="float" office:value="0.0368981081902455" calcext:value-type="float">
            <text:p>0.0368981082</text:p>
          </table:table-cell>
          <table:table-cell table:style-name="ce1" office:value-type="float" office:value="0.229689716548249" calcext:value-type="float">
            <text:p>0.2296897165</text:p>
          </table:table-cell>
          <table:table-cell table:style-name="ce1" office:value-type="float" office:value="0.17125545843323" calcext:value-type="float">
            <text:p>0.1712554584</text:p>
          </table:table-cell>
          <table:table-cell table:style-name="ce1" office:value-type="float" office:value="0.133535062204129" calcext:value-type="float">
            <text:p>0.1335350622</text:p>
          </table:table-cell>
          <table:table-cell table:style-name="ce1" office:value-type="float" office:value="0.0368981081902455" calcext:value-type="float">
            <text:p>0.0368981082</text:p>
          </table:table-cell>
          <table:table-cell table:style-name="ce1" office:value-type="float" office:value="0.196073291634639" calcext:value-type="float">
            <text:p>0.1960732916</text:p>
          </table:table-cell>
          <table:table-cell table:style-name="ce1" office:value-type="float" office:value="0.198835281882691" calcext:value-type="float">
            <text:p>0.1988352819</text:p>
          </table:table-cell>
          <table:table-cell table:style-name="ce1" office:value-type="float" office:value="0.028442890841439" calcext:value-type="float">
            <text:p>0.0284428908</text:p>
          </table:table-cell>
          <table:table-cell table:style-name="ce1" office:value-type="float" office:value="0.119160490264352" calcext:value-type="float">
            <text:p>0.1191604903</text:p>
          </table:table-cell>
          <table:table-cell table:style-name="ce1" office:value-type="float" office:value="0.0168658140094035" calcext:value-type="float">
            <text:p>0.016865814</text:p>
          </table:table-cell>
          <table:table-cell table:style-name="ce1" office:value-type="float" office:value="0.122529654874075" calcext:value-type="float">
            <text:p>0.1225296549</text:p>
          </table:table-cell>
          <table:table-cell table:style-name="ce1" office:value-type="float" office:value="0.131991815413259" calcext:value-type="float">
            <text:p>0.1319918154</text:p>
          </table:table-cell>
          <table:table-cell table:style-name="ce1" office:value-type="float" office:value="0.0461787867012209" calcext:value-type="float">
            <text:p>0.0461787867</text:p>
          </table:table-cell>
          <table:table-cell table:style-name="ce1" office:value-type="float" office:value="0.00524863881081478" calcext:value-type="float">
            <text:p>0.0052486388</text:p>
          </table:table-cell>
          <table:table-cell table:style-name="ce1" office:value-type="float" office:value="0.137156014330274" calcext:value-type="float">
            <text:p>0.1371560143</text:p>
          </table:table-cell>
          <table:table-cell table:style-name="ce1" office:value-type="float" office:value="0.310096452413539" calcext:value-type="float">
            <text:p>0.3100964524</text:p>
          </table:table-cell>
          <table:table-cell table:style-name="ce1" office:value-type="float" office:value="0.197237376753379" calcext:value-type="float">
            <text:p>0.1972373768</text:p>
          </table:table-cell>
          <table:table-cell table:number-columns-repeated="22"/>
        </table:table-row>
        <table:table-row table:style-name="ro1"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22326925586588" calcext:value-type="float">
            <text:p>0.2232692559</text:p>
          </table:table-cell>
          <table:table-cell table:style-name="ce1" office:value-type="float" office:value="0.0556459750091815" calcext:value-type="float">
            <text:p>0.055645975</text:p>
          </table:table-cell>
          <table:table-cell table:style-name="ce1" office:value-type="float" office:value="0.289045759881422" calcext:value-type="float">
            <text:p>0.2890457599</text:p>
          </table:table-cell>
          <table:table-cell table:style-name="ce1" office:value-type="float" office:value="0.168532907165776" calcext:value-type="float">
            <text:p>0.1685329072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style-name="ce1" office:value-type="float" office:value="0.033438282928069" calcext:value-type="float">
            <text:p>0.0334382829</text:p>
          </table:table-cell>
          <table:table-cell table:style-name="ce1" office:value-type="float" office:value="0.0307588946052318" calcext:value-type="float">
            <text:p>0.0307588946</text:p>
          </table:table-cell>
          <table:table-cell table:style-name="ce1" office:value-type="float" office:value="0.202679087637512" calcext:value-type="float">
            <text:p>0.2026790876</text:p>
          </table:table-cell>
          <table:table-cell table:style-name="ce1" office:value-type="float" office:value="0.0771116799038869" calcext:value-type="float">
            <text:p>0.0771116799</text:p>
          </table:table-cell>
          <table:table-cell table:style-name="ce1" office:value-type="float" office:value="0.323818056743853" calcext:value-type="float">
            <text:p>0.3238180567</text:p>
          </table:table-cell>
          <table:table-cell table:style-name="ce1" office:value-type="float" office:value="0.0307588946052318" calcext:value-type="float">
            <text:p>0.0307588946</text:p>
          </table:table-cell>
          <table:table-cell table:style-name="ce1" office:value-type="float" office:value="0.0648945725453619" calcext:value-type="float">
            <text:p>0.0648945725</text:p>
          </table:table-cell>
          <table:table-cell table:style-name="ce1" office:value-type="float" office:value="0.210228073359706" calcext:value-type="float">
            <text:p>0.2102280734</text:p>
          </table:table-cell>
          <table:table-cell table:style-name="ce1" office:value-type="float" office:value="0.150537721434712" calcext:value-type="float">
            <text:p>0.1505377214</text:p>
          </table:table-cell>
          <table:table-cell table:style-name="ce1" office:value-type="float" office:value="0.229689716548249" calcext:value-type="float">
            <text:p>0.2296897165</text:p>
          </table:table-cell>
          <table:table-cell table:style-name="ce1" office:value-type="float" office:value="0.0170921442901666" calcext:value-type="float">
            <text:p>0.0170921443</text:p>
          </table:table-cell>
          <table:table-cell table:style-name="ce1" office:value-type="float" office:value="0.143083920779884" calcext:value-type="float">
            <text:p>0.1430839208</text:p>
          </table:table-cell>
          <table:table-cell table:style-name="ce1" office:value-type="float" office:value="0.197931885126902" calcext:value-type="float">
            <text:p>0.1979318851</text:p>
          </table:table-cell>
          <table:table-cell table:style-name="ce1" office:value-type="float" office:value="0.18908627091038" calcext:value-type="float">
            <text:p>0.1890862709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132344725459572" calcext:value-type="float">
            <text:p>0.1323447255</text:p>
          </table:table-cell>
          <table:table-cell table:style-name="ce1" office:value-type="float" office:value="0.122529654874075" calcext:value-type="float">
            <text:p>0.1225296549</text:p>
          </table:table-cell>
          <table:table-cell table:style-name="ce1" office:value-type="float" office:value="0.233146385273142" calcext:value-type="float">
            <text:p>0.2331463853</text:p>
          </table:table-cell>
          <table:table-cell table:style-name="ce1" office:value-type="float" office:value="0.132344725459572" calcext:value-type="float">
            <text:p>0.1323447255</text:p>
          </table:table-cell>
          <table:table-cell table:style-name="ce1" office:value-type="float" office:value="0.0379093960159467" calcext:value-type="float">
            <text:p>0.037909396</text:p>
          </table:table-cell>
          <table:table-cell table:style-name="ce1" office:value-type="float" office:value="0.259144622702346" calcext:value-type="float">
            <text:p>0.2591446227</text:p>
          </table:table-cell>
          <table:table-cell table:style-name="ce1" office:value-type="float" office:value="0.196073291634639" calcext:value-type="float">
            <text:p>0.1960732916</text:p>
          </table:table-cell>
          <table:table-cell table:style-name="ce1" office:value-type="float" office:value="0.0461787867012209" calcext:value-type="float">
            <text:p>0.0461787867</text:p>
          </table:table-cell>
          <table:table-cell table:style-name="ce1" office:value-type="float" office:value="0.108037411962533" calcext:value-type="float">
            <text:p>0.108037412</text:p>
          </table:table-cell>
          <table:table-cell table:style-name="ce1" office:value-type="float" office:value="0.478792925250234" calcext:value-type="float">
            <text:p>0.4787929253</text:p>
          </table:table-cell>
          <table:table-cell table:style-name="ce1" office:value-type="float" office:value="0.0743803984665953" calcext:value-type="float">
            <text:p>0.0743803985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style-name="ce1" office:value-type="float" office:value="0.210228073359706" calcext:value-type="float">
            <text:p>0.2102280734</text:p>
          </table:table-cell>
          <table:table-cell table:style-name="ce1" office:value-type="float" office:value="0.172753591164644" calcext:value-type="float">
            <text:p>0.1727535912</text:p>
          </table:table-cell>
          <table:table-cell table:style-name="ce1" office:value-type="float" office:value="0.3761935548092" calcext:value-type="float">
            <text:p>0.3761935548</text:p>
          </table:table-cell>
          <table:table-cell table:style-name="ce1" office:value-type="float" office:value="0.289045759881422" calcext:value-type="float">
            <text:p>0.2890457599</text:p>
          </table:table-cell>
          <table:table-cell table:style-name="ce1" office:value-type="float" office:value="0.245700407959335" calcext:value-type="float">
            <text:p>0.245700408</text:p>
          </table:table-cell>
          <table:table-cell table:style-name="ce1" office:value-type="float" office:value="0.236097442439932" calcext:value-type="float">
            <text:p>0.2360974424</text:p>
          </table:table-cell>
          <table:table-cell table:style-name="ce1" office:value-type="float" office:value="0.143083920779884" calcext:value-type="float">
            <text:p>0.1430839208</text:p>
          </table:table-cell>
          <table:table-cell table:style-name="ce1" office:value-type="float" office:value="0.119160490264352" calcext:value-type="float">
            <text:p>0.1191604903</text:p>
          </table:table-cell>
          <table:table-cell table:style-name="ce1" office:value-type="float" office:value="0.031367079251552" calcext:value-type="float">
            <text:p>0.0313670793</text:p>
          </table:table-cell>
          <table:table-cell table:style-name="ce1" office:value-type="float" office:value="0.0461787867012209" calcext:value-type="float">
            <text:p>0.0461787867</text:p>
          </table:table-cell>
          <table:table-cell table:style-name="ce1" office:value-type="float" office:value="0.176815070787222" calcext:value-type="float">
            <text:p>0.1768150708</text:p>
          </table:table-cell>
          <table:table-cell table:style-name="ce1" office:value-type="float" office:value="0.0225705140349359" calcext:value-type="float">
            <text:p>0.022570514</text:p>
          </table:table-cell>
          <table:table-cell table:style-name="ce1" office:value-type="float" office:value="0.205760542305484" calcext:value-type="float">
            <text:p>0.2057605423</text:p>
          </table:table-cell>
          <table:table-cell table:style-name="ce1" office:value-type="float" office:value="0.206650666270859" calcext:value-type="float">
            <text:p>0.2066506663</text:p>
          </table:table-cell>
          <table:table-cell table:style-name="ce1" office:value-type="float" office:value="0.137156014330274" calcext:value-type="float">
            <text:p>0.1371560143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028442890841439" calcext:value-type="float">
            <text:p>0.0284428908</text:p>
          </table:table-cell>
          <table:table-cell table:style-name="ce1" office:value-type="float" office:value="0.17553371119509" calcext:value-type="float">
            <text:p>0.1755337112</text:p>
          </table:table-cell>
          <table:table-cell table:style-name="ce1" office:value-type="float" office:value="0.22326925586588" calcext:value-type="float">
            <text:p>0.2232692559</text:p>
          </table:table-cell>
          <table:table-cell table:style-name="ce1" office:value-type="float" office:value="0.172753591164644" calcext:value-type="float">
            <text:p>0.1727535912</text:p>
          </table:table-cell>
          <table:table-cell table:style-name="ce1" office:value-type="float" office:value="0.206650666270859" calcext:value-type="float">
            <text:p>0.2066506663</text:p>
          </table:table-cell>
          <table:table-cell table:style-name="ce1" office:value-type="float" office:value="0.205760542305484" calcext:value-type="float">
            <text:p>0.2057605423</text:p>
          </table:table-cell>
          <table:table-cell table:style-name="ce1" office:value-type="float" office:value="0.595419847725398" calcext:value-type="float">
            <text:p>0.5954198477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17125545843323" calcext:value-type="float">
            <text:p>0.1712554584</text:p>
          </table:table-cell>
          <table:table-cell table:style-name="ce1" office:value-type="float" office:value="0.22326925586588" calcext:value-type="float">
            <text:p>0.2232692559</text:p>
          </table:table-cell>
          <table:table-cell table:style-name="ce1" office:value-type="float" office:value="0.0125724636613525" calcext:value-type="float">
            <text:p>0.0125724637</text:p>
          </table:table-cell>
          <table:table-cell table:style-name="ce1" office:value-type="float" office:value="0.15031042277648" calcext:value-type="float">
            <text:p>0.1503104228</text:p>
          </table:table-cell>
          <table:table-cell table:style-name="ce1" office:value-type="float" office:value="0.0771116799038869" calcext:value-type="float">
            <text:p>0.0771116799</text:p>
          </table:table-cell>
          <table:table-cell table:style-name="ce1" office:value-type="float" office:value="0.0868928529156633" calcext:value-type="float">
            <text:p>0.0868928529</text:p>
          </table:table-cell>
          <table:table-cell table:style-name="ce1" office:value-type="float" office:value="0.365055098341595" calcext:value-type="float">
            <text:p>0.3650550983</text:p>
          </table:table-cell>
          <table:table-cell table:number-columns-repeated="2" table:style-name="ce1" office:value-type="float" office:value="0.025569561927462" calcext:value-type="float">
            <text:p>0.0255695619</text:p>
          </table:table-cell>
          <table:table-cell table:style-name="ce1" office:value-type="float" office:value="0.0170921442901666" calcext:value-type="float">
            <text:p>0.0170921443</text:p>
          </table:table-cell>
          <table:table-cell table:style-name="ce1" office:value-type="float" office:value="0.125846633383975" calcext:value-type="float">
            <text:p>0.1258466334</text:p>
          </table:table-cell>
          <table:table-cell table:style-name="ce1" office:value-type="float" office:value="0.129667307436358" calcext:value-type="float">
            <text:p>0.1296673074</text:p>
          </table:table-cell>
          <table:table-cell table:style-name="ce1" office:value-type="float" office:value="0.190538106759113" calcext:value-type="float">
            <text:p>0.1905381068</text:p>
          </table:table-cell>
          <table:table-cell table:style-name="ce1" office:value-type="float" office:value="0.140328008660177" calcext:value-type="float">
            <text:p>0.1403280087</text:p>
          </table:table-cell>
          <table:table-cell table:style-name="ce1" office:value-type="float" office:value="0.17553371119509" calcext:value-type="float">
            <text:p>0.1755337112</text:p>
          </table:table-cell>
          <table:table-cell table:style-name="ce1" office:value-type="float" office:value="0.226342563772661" calcext:value-type="float">
            <text:p>0.2263425638</text:p>
          </table:table-cell>
          <table:table-cell table:style-name="ce1" office:value-type="float" office:value="0.110771510251412" calcext:value-type="float">
            <text:p>0.1107715103</text:p>
          </table:table-cell>
          <table:table-cell table:style-name="ce1" office:value-type="float" office:value="0.273141618657832" calcext:value-type="float">
            <text:p>0.2731416187</text:p>
          </table:table-cell>
          <table:table-cell table:style-name="ce1" office:value-type="float" office:value="0.0125724636613525" calcext:value-type="float">
            <text:p>0.0125724637</text:p>
          </table:table-cell>
          <table:table-cell table:style-name="ce1" office:value-type="float" office:value="0.215206966833715" calcext:value-type="float">
            <text:p>0.2152069668</text:p>
          </table:table-cell>
          <table:table-cell table:style-name="ce1" office:value-type="float" office:value="0.0368981081902455" calcext:value-type="float">
            <text:p>0.0368981082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206878772621444" calcext:value-type="float">
            <text:p>0.2068787726</text:p>
          </table:table-cell>
          <table:table-cell table:style-name="ce1" office:value-type="float" office:value="0.311372382705964" calcext:value-type="float">
            <text:p>0.3113723827</text:p>
          </table:table-cell>
          <table:table-cell table:style-name="ce1" office:value-type="float" office:value="0.0907140439683787" calcext:value-type="float">
            <text:p>0.090714044</text:p>
          </table:table-cell>
          <table:table-cell table:style-name="ce1" office:value-type="float" office:value="0.119160490264352" calcext:value-type="float">
            <text:p>0.1191604903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style-name="ce1" office:value-type="float" office:value="0.0801743806372111" calcext:value-type="float">
            <text:p>0.0801743806</text:p>
          </table:table-cell>
          <table:table-cell table:style-name="ce1" office:value-type="float" office:value="0.329138524858238" calcext:value-type="float">
            <text:p>0.3291385249</text:p>
          </table:table-cell>
          <table:table-cell table:style-name="ce1" office:value-type="float" office:value="0.119160490264352" calcext:value-type="float">
            <text:p>0.1191604903</text:p>
          </table:table-cell>
          <table:table-cell table:number-columns-repeated="22"/>
        </table:table-row>
        <table:table-row table:style-name="ro1" table:number-rows-repeated="7">
          <table:table-cell table:number-columns-repeated="110"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Similarity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([.$A$4:.$CJ$4];&quot;&gt;=&quot;&amp;[.B$17])" office:value-type="float" office:value="88" calcext:value-type="float">
            <text:p>88</text:p>
          </table:table-cell>
          <table:table-cell table:formula="of:=COUNTIF([.$A$4:.$CJ$4];&quot;&gt;=&quot;&amp;[.C$17])" office:value-type="float" office:value="77" calcext:value-type="float">
            <text:p>77</text:p>
          </table:table-cell>
          <table:table-cell table:formula="of:=COUNTIF([.$A$4:.$CJ$4];&quot;&gt;=&quot;&amp;[.D$17])" office:value-type="float" office:value="57" calcext:value-type="float">
            <text:p>57</text:p>
          </table:table-cell>
          <table:table-cell table:formula="of:=COUNTIF([.$A$4:.$CJ$4];&quot;&gt;=&quot;&amp;[.E$17])" office:value-type="float" office:value="36" calcext:value-type="float">
            <text:p>36</text:p>
          </table:table-cell>
          <table:table-cell table:formula="of:=COUNTIF([.$A$4:.$CJ$4];&quot;&gt;=&quot;&amp;[.F$17])" office:value-type="float" office:value="20" calcext:value-type="float">
            <text:p>20</text:p>
          </table:table-cell>
          <table:table-cell table:formula="of:=COUNTIF([.$A$4:.$CJ$4];&quot;&gt;=&quot;&amp;[.G$17])" office:value-type="float" office:value="12" calcext:value-type="float">
            <text:p>12</text:p>
          </table:table-cell>
          <table:table-cell table:formula="of:=COUNTIF([.$A$4:.$CJ$4];&quot;&gt;=&quot;&amp;[.H$17])" office:value-type="float" office:value="6" calcext:value-type="float">
            <text:p>6</text:p>
          </table:table-cell>
          <table:table-cell table:formula="of:=COUNTIF([.$A$4:.$CJ$4];&quot;&gt;=&quot;&amp;[.I$17])" office:value-type="float" office:value="3" calcext:value-type="float">
            <text:p>3</text:p>
          </table:table-cell>
          <table:table-cell table:formula="of:=COUNTIF([.$A$4:.$CJ$4];&quot;&gt;=&quot;&amp;[.J$17])" office:value-type="float" office:value="1" calcext:value-type="float">
            <text:p>1</text:p>
          </table:table-cell>
          <table:table-cell table:formula="of:=COUNTIF([.$A$4:.$CJ$4];&quot;&gt;=&quot;&amp;[.K$17])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1</text:p>
          </table:table-cell>
          <table:table-cell table:formula="of:=COUNTIF([.$A$5:.$CJ$5];&quot;&gt;=&quot;&amp;[.B17])" office:value-type="float" office:value="88" calcext:value-type="float">
            <text:p>88</text:p>
          </table:table-cell>
          <table:table-cell table:formula="of:=COUNTIF([.$A$5:.$CJ$5];&quot;&gt;=&quot;&amp;[.C17])" office:value-type="float" office:value="63" calcext:value-type="float">
            <text:p>63</text:p>
          </table:table-cell>
          <table:table-cell table:formula="of:=COUNTIF([.$A$5:.$CJ$5];&quot;&gt;=&quot;&amp;[.D17])" office:value-type="float" office:value="33" calcext:value-type="float">
            <text:p>33</text:p>
          </table:table-cell>
          <table:table-cell table:formula="of:=COUNTIF([.$A$5:.$CJ$5];&quot;&gt;=&quot;&amp;[.E17])" office:value-type="float" office:value="13" calcext:value-type="float">
            <text:p>13</text:p>
          </table:table-cell>
          <table:table-cell table:formula="of:=COUNTIF([.$A$5:.$CJ$5];&quot;&gt;=&quot;&amp;[.F17])" office:value-type="float" office:value="2" calcext:value-type="float">
            <text:p>2</text:p>
          </table:table-cell>
          <table:table-cell table:formula="of:=COUNTIF([.$A$5:.$CJ$5];&quot;&gt;=&quot;&amp;[.G17])" office:value-type="float" office:value="0" calcext:value-type="float">
            <text:p>0</text:p>
          </table:table-cell>
          <table:table-cell table:formula="of:=COUNTIF([.$A$5:.$CJ$5];&quot;&gt;=&quot;&amp;[.H17])" office:value-type="float" office:value="0" calcext:value-type="float">
            <text:p>0</text:p>
          </table:table-cell>
          <table:table-cell table:formula="of:=COUNTIF([.$A$5:.$CJ$5];&quot;&gt;=&quot;&amp;[.I17])" office:value-type="float" office:value="0" calcext:value-type="float">
            <text:p>0</text:p>
          </table:table-cell>
          <table:table-cell table:formula="of:=COUNTIF([.$A$5:.$CJ$5];&quot;&gt;=&quot;&amp;[.J17])" office:value-type="float" office:value="0" calcext:value-type="float">
            <text:p>0</text:p>
          </table:table-cell>
          <table:table-cell table:formula="of:=COUNTIF([.$A$5:.$CJ$5];&quot;&gt;=&quot;&amp;[.K17])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2</text:p>
          </table:table-cell>
          <table:table-cell table:formula="of:=COUNTIF([.$A$6:.$CJ$6];&quot;&gt;=&quot;&amp;[.B17])" office:value-type="float" office:value="88" calcext:value-type="float">
            <text:p>88</text:p>
          </table:table-cell>
          <table:table-cell table:formula="of:=COUNTIF([.$A$6:.$CJ$6];&quot;&gt;=&quot;&amp;[.C17])" office:value-type="float" office:value="65" calcext:value-type="float">
            <text:p>65</text:p>
          </table:table-cell>
          <table:table-cell table:formula="of:=COUNTIF([.$A$6:.$CJ$6];&quot;&gt;=&quot;&amp;[.D17])" office:value-type="float" office:value="36" calcext:value-type="float">
            <text:p>36</text:p>
          </table:table-cell>
          <table:table-cell table:formula="of:=COUNTIF([.$A$6:.$CJ$6];&quot;&gt;=&quot;&amp;[.E17])" office:value-type="float" office:value="19" calcext:value-type="float">
            <text:p>19</text:p>
          </table:table-cell>
          <table:table-cell table:formula="of:=COUNTIF([.$A$6:.$CJ$6];&quot;&gt;=&quot;&amp;[.F17])" office:value-type="float" office:value="3" calcext:value-type="float">
            <text:p>3</text:p>
          </table:table-cell>
          <table:table-cell table:formula="of:=COUNTIF([.$A$6:.$CJ$6];&quot;&gt;=&quot;&amp;[.G17])" office:value-type="float" office:value="1" calcext:value-type="float">
            <text:p>1</text:p>
          </table:table-cell>
          <table:table-cell table:formula="of:=COUNTIF([.$A$6:.$CJ$6];&quot;&gt;=&quot;&amp;[.H17])" office:value-type="float" office:value="0" calcext:value-type="float">
            <text:p>0</text:p>
          </table:table-cell>
          <table:table-cell table:formula="of:=COUNTIF([.$A$6:.$CJ$6];&quot;&gt;=&quot;&amp;[.I17])" office:value-type="float" office:value="0" calcext:value-type="float">
            <text:p>0</text:p>
          </table:table-cell>
          <table:table-cell table:formula="of:=COUNTIF([.$A$6:.$CJ$6];&quot;&gt;=&quot;&amp;[.J17])" office:value-type="float" office:value="0" calcext:value-type="float">
            <text:p>0</text:p>
          </table:table-cell>
          <table:table-cell table:formula="of:=COUNTIF([.$A$6:.$CJ$6];&quot;&gt;=&quot;&amp;[.K17])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3</text:p>
          </table:table-cell>
          <table:table-cell table:formula="of:=COUNTIF([.$A$7:.$CJ$7];&quot;&gt;=&quot;&amp;[.B17])" office:value-type="float" office:value="88" calcext:value-type="float">
            <text:p>88</text:p>
          </table:table-cell>
          <table:table-cell table:formula="of:=COUNTIF([.$A$7:.$CJ$7];&quot;&gt;=&quot;&amp;[.C17])" office:value-type="float" office:value="58" calcext:value-type="float">
            <text:p>58</text:p>
          </table:table-cell>
          <table:table-cell table:formula="of:=COUNTIF([.$A$7:.$CJ$7];&quot;&gt;=&quot;&amp;[.D17])" office:value-type="float" office:value="30" calcext:value-type="float">
            <text:p>30</text:p>
          </table:table-cell>
          <table:table-cell table:formula="of:=COUNTIF([.$A$7:.$CJ$7];&quot;&gt;=&quot;&amp;[.E17])" office:value-type="float" office:value="10" calcext:value-type="float">
            <text:p>10</text:p>
          </table:table-cell>
          <table:table-cell table:formula="of:=COUNTIF([.$A$7:.$CJ$7];&quot;&gt;=&quot;&amp;[.F17])" office:value-type="float" office:value="4" calcext:value-type="float">
            <text:p>4</text:p>
          </table:table-cell>
          <table:table-cell table:formula="of:=COUNTIF([.$A$7:.$CJ$7];&quot;&gt;=&quot;&amp;[.G17])" office:value-type="float" office:value="1" calcext:value-type="float">
            <text:p>1</text:p>
          </table:table-cell>
          <table:table-cell table:formula="of:=COUNTIF([.$A$7:.$CJ$7];&quot;&gt;=&quot;&amp;[.H17])" office:value-type="float" office:value="0" calcext:value-type="float">
            <text:p>0</text:p>
          </table:table-cell>
          <table:table-cell table:formula="of:=COUNTIF([.$A$7:.$CJ$7];&quot;&gt;=&quot;&amp;[.I17])" office:value-type="float" office:value="0" calcext:value-type="float">
            <text:p>0</text:p>
          </table:table-cell>
          <table:table-cell table:formula="of:=COUNTIF([.$A$7:.$CJ$7];&quot;&gt;=&quot;&amp;[.J17])" office:value-type="float" office:value="0" calcext:value-type="float">
            <text:p>0</text:p>
          </table:table-cell>
          <table:table-cell table:formula="of:=COUNTIF([.$A$7:.$CJ$7];&quot;&gt;=&quot;&amp;[.K17])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4</text:p>
          </table:table-cell>
          <table:table-cell table:formula="of:=COUNTIF([.$A$8:.$CJ$8];&quot;&gt;=&quot;&amp;[.B17])" office:value-type="float" office:value="88" calcext:value-type="float">
            <text:p>88</text:p>
          </table:table-cell>
          <table:table-cell table:formula="of:=COUNTIF([.$A$8:.$CJ$8];&quot;&gt;=&quot;&amp;[.C17])" office:value-type="float" office:value="59" calcext:value-type="float">
            <text:p>59</text:p>
          </table:table-cell>
          <table:table-cell table:formula="of:=COUNTIF([.$A$8:.$CJ$8];&quot;&gt;=&quot;&amp;[.D17])" office:value-type="float" office:value="28" calcext:value-type="float">
            <text:p>28</text:p>
          </table:table-cell>
          <table:table-cell table:formula="of:=COUNTIF([.$A$8:.$CJ$8];&quot;&gt;=&quot;&amp;[.E17])" office:value-type="float" office:value="7" calcext:value-type="float">
            <text:p>7</text:p>
          </table:table-cell>
          <table:table-cell table:formula="of:=COUNTIF([.$A$8:.$CJ$8];&quot;&gt;=&quot;&amp;[.F17])" office:value-type="float" office:value="2" calcext:value-type="float">
            <text:p>2</text:p>
          </table:table-cell>
          <table:table-cell table:formula="of:=COUNTIF([.$A$8:.$CJ$8];&quot;&gt;=&quot;&amp;[.G17])" office:value-type="float" office:value="1" calcext:value-type="float">
            <text:p>1</text:p>
          </table:table-cell>
          <table:table-cell table:formula="of:=COUNTIF([.$A$8:.$CJ$8];&quot;&gt;=&quot;&amp;[.H17])" office:value-type="float" office:value="0" calcext:value-type="float">
            <text:p>0</text:p>
          </table:table-cell>
          <table:table-cell table:formula="of:=COUNTIF([.$A$8:.$CJ$8];&quot;&gt;=&quot;&amp;[.I17])" office:value-type="float" office:value="0" calcext:value-type="float">
            <text:p>0</text:p>
          </table:table-cell>
          <table:table-cell table:formula="of:=COUNTIF([.$A$8:.$CJ$8];&quot;&gt;=&quot;&amp;[.J17])" office:value-type="float" office:value="0" calcext:value-type="float">
            <text:p>0</text:p>
          </table:table-cell>
          <table:table-cell table:formula="of:=COUNTIF([.$A$8:.$CJ$8];&quot;&gt;=&quot;&amp;[.K17])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table:number-columns-repeated="110"/>
        </table:table-row>
        <table:table-row table:style-name="ro1">
          <table:table-cell/>
          <table:table-cell office:value-type="string" calcext:value-type="string">
            <text:p>Bucke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Similarity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Matches</text:p>
          </table:table-cell>
          <table:table-cell table:formula="of:=[.B18]-[.C18]" office:value-type="float" office:value="11" calcext:value-type="float">
            <text:p>11</text:p>
          </table:table-cell>
          <table:table-cell table:formula="of:=[.C18]-[.D18]" office:value-type="float" office:value="20" calcext:value-type="float">
            <text:p>20</text:p>
          </table:table-cell>
          <table:table-cell table:formula="of:=[.D18]-[.E18]" office:value-type="float" office:value="21" calcext:value-type="float">
            <text:p>21</text:p>
          </table:table-cell>
          <table:table-cell table:formula="of:=[.E18]-[.F18]" office:value-type="float" office:value="16" calcext:value-type="float">
            <text:p>16</text:p>
          </table:table-cell>
          <table:table-cell table:formula="of:=[.F18]-[.G18]" office:value-type="float" office:value="8" calcext:value-type="float">
            <text:p>8</text:p>
          </table:table-cell>
          <table:table-cell table:formula="of:=[.G18]-[.H18]" office:value-type="float" office:value="6" calcext:value-type="float">
            <text:p>6</text:p>
          </table:table-cell>
          <table:table-cell table:formula="of:=[.H18]-[.I18]" office:value-type="float" office:value="3" calcext:value-type="float">
            <text:p>3</text:p>
          </table:table-cell>
          <table:table-cell table:formula="of:=[.I18]-[.J18]" office:value-type="float" office:value="2" calcext:value-type="float">
            <text:p>2</text:p>
          </table:table-cell>
          <table:table-cell table:formula="of:=[.J18]-[.K18]" office:value-type="float" office:value="1" calcext:value-type="float">
            <text:p>1</text:p>
          </table:table-cell>
          <table:table-cell table:formula="of:=[.K18]-[.K18]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1</text:p>
          </table:table-cell>
          <table:table-cell table:formula="of:=[.B19]-[.C19]" office:value-type="float" office:value="25" calcext:value-type="float">
            <text:p>25</text:p>
          </table:table-cell>
          <table:table-cell table:formula="of:=[.C19]-[.D19]" office:value-type="float" office:value="30" calcext:value-type="float">
            <text:p>30</text:p>
          </table:table-cell>
          <table:table-cell table:formula="of:=[.D19]-[.E19]" office:value-type="float" office:value="20" calcext:value-type="float">
            <text:p>20</text:p>
          </table:table-cell>
          <table:table-cell table:formula="of:=[.E19]-[.F19]" office:value-type="float" office:value="11" calcext:value-type="float">
            <text:p>11</text:p>
          </table:table-cell>
          <table:table-cell table:formula="of:=[.F19]-[.G19]" office:value-type="float" office:value="2" calcext:value-type="float">
            <text:p>2</text:p>
          </table:table-cell>
          <table:table-cell table:formula="of:=[.G19]-[.H19]" office:value-type="float" office:value="0" calcext:value-type="float">
            <text:p>0</text:p>
          </table:table-cell>
          <table:table-cell table:formula="of:=[.H19]-[.I19]" office:value-type="float" office:value="0" calcext:value-type="float">
            <text:p>0</text:p>
          </table:table-cell>
          <table:table-cell table:formula="of:=[.I19]-[.J19]" office:value-type="float" office:value="0" calcext:value-type="float">
            <text:p>0</text:p>
          </table:table-cell>
          <table:table-cell table:formula="of:=[.J19]-[.K19]" office:value-type="float" office:value="0" calcext:value-type="float">
            <text:p>0</text:p>
          </table:table-cell>
          <table:table-cell table:formula="of:=[.K19]-[.K19]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2</text:p>
          </table:table-cell>
          <table:table-cell table:formula="of:=[.B20]-[.C20]" office:value-type="float" office:value="23" calcext:value-type="float">
            <text:p>23</text:p>
          </table:table-cell>
          <table:table-cell table:formula="of:=[.C20]-[.D20]" office:value-type="float" office:value="29" calcext:value-type="float">
            <text:p>29</text:p>
          </table:table-cell>
          <table:table-cell table:formula="of:=[.D20]-[.E20]" office:value-type="float" office:value="17" calcext:value-type="float">
            <text:p>17</text:p>
          </table:table-cell>
          <table:table-cell table:formula="of:=[.E20]-[.F20]" office:value-type="float" office:value="16" calcext:value-type="float">
            <text:p>16</text:p>
          </table:table-cell>
          <table:table-cell table:formula="of:=[.F20]-[.G20]" office:value-type="float" office:value="2" calcext:value-type="float">
            <text:p>2</text:p>
          </table:table-cell>
          <table:table-cell table:formula="of:=[.G20]-[.H20]" office:value-type="float" office:value="1" calcext:value-type="float">
            <text:p>1</text:p>
          </table:table-cell>
          <table:table-cell table:formula="of:=[.H20]-[.I20]" office:value-type="float" office:value="0" calcext:value-type="float">
            <text:p>0</text:p>
          </table:table-cell>
          <table:table-cell table:formula="of:=[.I20]-[.J20]" office:value-type="float" office:value="0" calcext:value-type="float">
            <text:p>0</text:p>
          </table:table-cell>
          <table:table-cell table:formula="of:=[.J20]-[.K20]" office:value-type="float" office:value="0" calcext:value-type="float">
            <text:p>0</text:p>
          </table:table-cell>
          <table:table-cell table:formula="of:=[.K20]-[.K20]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3</text:p>
          </table:table-cell>
          <table:table-cell table:formula="of:=[.B21]-[.C21]" office:value-type="float" office:value="30" calcext:value-type="float">
            <text:p>30</text:p>
          </table:table-cell>
          <table:table-cell table:formula="of:=[.C21]-[.D21]" office:value-type="float" office:value="28" calcext:value-type="float">
            <text:p>28</text:p>
          </table:table-cell>
          <table:table-cell table:formula="of:=[.D21]-[.E21]" office:value-type="float" office:value="20" calcext:value-type="float">
            <text:p>20</text:p>
          </table:table-cell>
          <table:table-cell table:formula="of:=[.E21]-[.F21]" office:value-type="float" office:value="6" calcext:value-type="float">
            <text:p>6</text:p>
          </table:table-cell>
          <table:table-cell table:formula="of:=[.F21]-[.G21]" office:value-type="float" office:value="3" calcext:value-type="float">
            <text:p>3</text:p>
          </table:table-cell>
          <table:table-cell table:formula="of:=[.G21]-[.H21]" office:value-type="float" office:value="1" calcext:value-type="float">
            <text:p>1</text:p>
          </table:table-cell>
          <table:table-cell table:formula="of:=[.H21]-[.I21]" office:value-type="float" office:value="0" calcext:value-type="float">
            <text:p>0</text:p>
          </table:table-cell>
          <table:table-cell table:formula="of:=[.I21]-[.J21]" office:value-type="float" office:value="0" calcext:value-type="float">
            <text:p>0</text:p>
          </table:table-cell>
          <table:table-cell table:formula="of:=[.J21]-[.K21]" office:value-type="float" office:value="0" calcext:value-type="float">
            <text:p>0</text:p>
          </table:table-cell>
          <table:table-cell table:formula="of:=[.K21]-[.K21]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4</text:p>
          </table:table-cell>
          <table:table-cell table:formula="of:=[.B22]-[.C22]" office:value-type="float" office:value="29" calcext:value-type="float">
            <text:p>29</text:p>
          </table:table-cell>
          <table:table-cell table:formula="of:=[.C22]-[.D22]" office:value-type="float" office:value="31" calcext:value-type="float">
            <text:p>31</text:p>
          </table:table-cell>
          <table:table-cell table:formula="of:=[.D22]-[.E22]" office:value-type="float" office:value="21" calcext:value-type="float">
            <text:p>21</text:p>
          </table:table-cell>
          <table:table-cell table:formula="of:=[.E22]-[.F22]" office:value-type="float" office:value="5" calcext:value-type="float">
            <text:p>5</text:p>
          </table:table-cell>
          <table:table-cell table:formula="of:=[.F22]-[.G22]" office:value-type="float" office:value="1" calcext:value-type="float">
            <text:p>1</text:p>
          </table:table-cell>
          <table:table-cell table:formula="of:=[.G22]-[.H22]" office:value-type="float" office:value="1" calcext:value-type="float">
            <text:p>1</text:p>
          </table:table-cell>
          <table:table-cell table:formula="of:=[.H22]-[.I22]" office:value-type="float" office:value="0" calcext:value-type="float">
            <text:p>0</text:p>
          </table:table-cell>
          <table:table-cell table:formula="of:=[.I22]-[.J22]" office:value-type="float" office:value="0" calcext:value-type="float">
            <text:p>0</text:p>
          </table:table-cell>
          <table:table-cell table:formula="of:=[.J22]-[.K22]" office:value-type="float" office:value="0" calcext:value-type="float">
            <text:p>0</text:p>
          </table:table-cell>
          <table:table-cell table:formula="of:=[.K22]-[.K22]" office:value-type="float" office:value="0" calcext:value-type="float">
            <text:p>0</text:p>
          </table:table-cell>
          <table:table-cell table:number-columns-repeated="99"/>
        </table:table-row>
        <table:table-row table:style-name="ro1" table:number-rows-repeated="4">
          <table:table-cell table:number-columns-repeated="110"/>
        </table:table-row>
        <table:table-row table:style-name="ro1">
          <table:table-cell office:value-type="string" calcext:value-type="string">
            <text:p>TFIDF</text:p>
          </table:table-cell>
          <table:table-cell table:number-columns-repeated="109"/>
        </table:table-row>
        <table:table-row table:style-name="ro1">
          <table:table-cell table:style-name="ce1" office:value-type="float" office:value="0.28596304585522" calcext:value-type="float">
            <text:p>0.2859630459</text:p>
          </table:table-cell>
          <table:table-cell table:style-name="ce1" office:value-type="float" office:value="0.263567658723776" calcext:value-type="float">
            <text:p>0.2635676587</text:p>
          </table:table-cell>
          <table:table-cell table:style-name="ce1" office:value-type="float" office:value="0.262233876128137" calcext:value-type="float">
            <text:p>0.2622338761</text:p>
          </table:table-cell>
          <table:table-cell table:style-name="ce1" office:value-type="float" office:value="0.26343892255256" calcext:value-type="float">
            <text:p>0.2634389226</text:p>
          </table:table-cell>
          <table:table-cell table:style-name="ce1" office:value-type="float" office:value="0.184313574571855" calcext:value-type="float">
            <text:p>0.1843135746</text:p>
          </table:table-cell>
          <table:table-cell table:style-name="ce1" office:value-type="float" office:value="0.141410966841215" calcext:value-type="float">
            <text:p>0.1414109668</text:p>
          </table:table-cell>
          <table:table-cell table:style-name="ce1" office:value-type="float" office:value="0.273536211523308" calcext:value-type="float">
            <text:p>0.2735362115</text:p>
          </table:table-cell>
          <table:table-cell table:style-name="ce1" office:value-type="float" office:value="0.111141878762848" calcext:value-type="float">
            <text:p>0.1111418788</text:p>
          </table:table-cell>
          <table:table-cell table:style-name="ce1" office:value-type="float" office:value="0.18194999606319" calcext:value-type="float">
            <text:p>0.1819499961</text:p>
          </table:table-cell>
          <table:table-cell table:style-name="ce1" office:value-type="float" office:value="0.212727285882852" calcext:value-type="float">
            <text:p>0.2127272859</text:p>
          </table:table-cell>
          <table:table-cell table:style-name="ce1" office:value-type="float" office:value="0.508424593227937" calcext:value-type="float">
            <text:p>0.5084245932</text:p>
          </table:table-cell>
          <table:table-cell table:style-name="ce1" office:value-type="float" office:value="0.108408694087963" calcext:value-type="float">
            <text:p>0.1084086941</text:p>
          </table:table-cell>
          <table:table-cell table:style-name="ce1" office:value-type="float" office:value="0.183112784458836" calcext:value-type="float">
            <text:p>0.1831127845</text:p>
          </table:table-cell>
          <table:table-cell table:style-name="ce1" office:value-type="float" office:value="0.2880030724612" calcext:value-type="float">
            <text:p>0.2880030725</text:p>
          </table:table-cell>
          <table:table-cell table:style-name="ce1" office:value-type="float" office:value="0.462326065223779" calcext:value-type="float">
            <text:p>0.4623260652</text:p>
          </table:table-cell>
          <table:table-cell table:style-name="ce1" office:value-type="float" office:value="0.0581727186900653" calcext:value-type="float">
            <text:p>0.0581727187</text:p>
          </table:table-cell>
          <table:table-cell table:style-name="ce1" office:value-type="float" office:value="0.151636938695696" calcext:value-type="float">
            <text:p>0.1516369387</text:p>
          </table:table-cell>
          <table:table-cell table:style-name="ce1" office:value-type="float" office:value="0.703064067552147" calcext:value-type="float">
            <text:p>0.7030640676</text:p>
          </table:table-cell>
          <table:table-cell table:style-name="ce1" office:value-type="float" office:value="0.0089593409726158" calcext:value-type="float">
            <text:p>0.008959341</text:p>
          </table:table-cell>
          <table:table-cell table:style-name="ce1" office:value-type="float" office:value="0.256142154944252" calcext:value-type="float">
            <text:p>0.2561421549</text:p>
          </table:table-cell>
          <table:table-cell table:style-name="ce1" office:value-type="float" office:value="0.148241464615551" calcext:value-type="float">
            <text:p>0.1482414646</text:p>
          </table:table-cell>
          <table:table-cell table:style-name="ce1" office:value-type="float" office:value="0.326836590862438" calcext:value-type="float">
            <text:p>0.3268365909</text:p>
          </table:table-cell>
          <table:table-cell table:style-name="ce1" office:value-type="float" office:value="0.0672983594951507" calcext:value-type="float">
            <text:p>0.0672983595</text:p>
          </table:table-cell>
          <table:table-cell table:style-name="ce1" office:value-type="float" office:value="0.301342444030622" calcext:value-type="float">
            <text:p>0.301342444</text:p>
          </table:table-cell>
          <table:table-cell table:style-name="ce1" office:value-type="float" office:value="0.0840529651050603" calcext:value-type="float">
            <text:p>0.0840529651</text:p>
          </table:table-cell>
          <table:table-cell table:style-name="ce1" office:value-type="float" office:value="0.132337570088344" calcext:value-type="float">
            <text:p>0.1323375701</text:p>
          </table:table-cell>
          <table:table-cell table:style-name="ce1" office:value-type="float" office:value="0.161525291612442" calcext:value-type="float">
            <text:p>0.1615252916</text:p>
          </table:table-cell>
          <table:table-cell table:style-name="ce1" office:value-type="float" office:value="0.176019643274236" calcext:value-type="float">
            <text:p>0.1760196433</text:p>
          </table:table-cell>
          <table:table-cell table:style-name="ce1" office:value-type="float" office:value="0.556210402602611" calcext:value-type="float">
            <text:p>0.5562104026</text:p>
          </table:table-cell>
          <table:table-cell table:style-name="ce1" office:value-type="float" office:value="0.340551566716443" calcext:value-type="float">
            <text:p>0.3405515667</text:p>
          </table:table-cell>
          <table:table-cell table:style-name="ce1" office:value-type="float" office:value="0.154423185048799" calcext:value-type="float">
            <text:p>0.154423185</text:p>
          </table:table-cell>
          <table:table-cell table:style-name="ce1" office:value-type="float" office:value="0.298737458975046" calcext:value-type="float">
            <text:p>0.298737459</text:p>
          </table:table-cell>
          <table:table-cell table:style-name="ce1" office:value-type="float" office:value="0.386878328068176" calcext:value-type="float">
            <text:p>0.3868783281</text:p>
          </table:table-cell>
          <table:table-cell table:style-name="ce1" office:value-type="float" office:value="0.128569107819498" calcext:value-type="float">
            <text:p>0.1285691078</text:p>
          </table:table-cell>
          <table:table-cell table:style-name="ce1" office:value-type="float" office:value="0.303608499278053" calcext:value-type="float">
            <text:p>0.3036084993</text:p>
          </table:table-cell>
          <table:table-cell table:style-name="ce1" office:value-type="float" office:value="0.512555000536808" calcext:value-type="float">
            <text:p>0.5125550005</text:p>
          </table:table-cell>
          <table:table-cell table:style-name="ce1" office:value-type="float" office:value="0.189682628876712" calcext:value-type="float">
            <text:p>0.1896826289</text:p>
          </table:table-cell>
          <table:table-cell table:style-name="ce1" office:value-type="float" office:value="0.0438727181296443" calcext:value-type="float">
            <text:p>0.0438727181</text:p>
          </table:table-cell>
          <table:table-cell table:style-name="ce1" office:value-type="float" office:value="0.275010093497061" calcext:value-type="float">
            <text:p>0.2750100935</text:p>
          </table:table-cell>
          <table:table-cell table:style-name="ce1" office:value-type="float" office:value="0.407931707806054" calcext:value-type="float">
            <text:p>0.4079317078</text:p>
          </table:table-cell>
          <table:table-cell table:style-name="ce1" office:value-type="float" office:value="0.335907670788656" calcext:value-type="float">
            <text:p>0.3359076708</text:p>
          </table:table-cell>
          <table:table-cell table:style-name="ce1" office:value-type="float" office:value="0.983037741601957" calcext:value-type="float">
            <text:p>0.9830377416</text:p>
          </table:table-cell>
          <table:table-cell table:style-name="ce1" office:value-type="float" office:value="0.103336489444321" calcext:value-type="float">
            <text:p>0.1033364894</text:p>
          </table:table-cell>
          <table:table-cell table:style-name="ce1" office:value-type="float" office:value="0.330711387742534" calcext:value-type="float">
            <text:p>0.3307113877</text:p>
          </table:table-cell>
          <table:table-cell table:style-name="ce1" office:value-type="float" office:value="0.441311426235566" calcext:value-type="float">
            <text:p>0.4413114262</text:p>
          </table:table-cell>
          <table:table-cell table:style-name="ce1" office:value-type="float" office:value="0.337244649336147" calcext:value-type="float">
            <text:p>0.3372446493</text:p>
          </table:table-cell>
          <table:table-cell table:style-name="ce1" office:value-type="float" office:value="0.138866788017124" calcext:value-type="float">
            <text:p>0.138866788</text:p>
          </table:table-cell>
          <table:table-cell table:style-name="ce1" office:value-type="float" office:value="0.0820953409437101" calcext:value-type="float">
            <text:p>0.0820953409</text:p>
          </table:table-cell>
          <table:table-cell table:style-name="ce1" office:value-type="float" office:value="0.213949936913033" calcext:value-type="float">
            <text:p>0.2139499369</text:p>
          </table:table-cell>
          <table:table-cell table:style-name="ce1" office:value-type="float" office:value="0.0610498241548171" calcext:value-type="float">
            <text:p>0.0610498242</text:p>
          </table:table-cell>
          <table:table-cell table:style-name="ce1" office:value-type="float" office:value="0.143440046701238" calcext:value-type="float">
            <text:p>0.1434400467</text:p>
          </table:table-cell>
          <table:table-cell table:style-name="ce1" office:value-type="float" office:value="0.26027565282183" calcext:value-type="float">
            <text:p>0.2602756528</text:p>
          </table:table-cell>
          <table:table-cell table:style-name="ce1" office:value-type="float" office:value="0.249782980852344" calcext:value-type="float">
            <text:p>0.2497829809</text:p>
          </table:table-cell>
          <table:table-cell table:style-name="ce1" office:value-type="float" office:value="0.812138828347159" calcext:value-type="float">
            <text:p>0.8121388283</text:p>
          </table:table-cell>
          <table:table-cell table:style-name="ce1" office:value-type="float" office:value="0.0767580464628235" calcext:value-type="float">
            <text:p>0.0767580465</text:p>
          </table:table-cell>
          <table:table-cell table:style-name="ce1" office:value-type="float" office:value="0.829533103027218" calcext:value-type="float">
            <text:p>0.829533103</text:p>
          </table:table-cell>
          <table:table-cell table:style-name="ce1" office:value-type="float" office:value="0.296562751267291" calcext:value-type="float">
            <text:p>0.2965627513</text:p>
          </table:table-cell>
          <table:table-cell table:style-name="ce1" office:value-type="float" office:value="0.440168466069263" calcext:value-type="float">
            <text:p>0.4401684661</text:p>
          </table:table-cell>
          <table:table-cell table:style-name="ce1" office:value-type="float" office:value="0.247043446517457" calcext:value-type="float">
            <text:p>0.2470434465</text:p>
          </table:table-cell>
          <table:table-cell table:style-name="ce1" office:value-type="float" office:value="0.2657812505387" calcext:value-type="float">
            <text:p>0.2657812505</text:p>
          </table:table-cell>
          <table:table-cell table:style-name="ce1" office:value-type="float" office:value="0.209136786586074" calcext:value-type="float">
            <text:p>0.2091367866</text:p>
          </table:table-cell>
          <table:table-cell table:style-name="ce1" office:value-type="float" office:value="0.290443040522687" calcext:value-type="float">
            <text:p>0.2904430405</text:p>
          </table:table-cell>
          <table:table-cell table:style-name="ce1" office:value-type="float" office:value="0.146553896057624" calcext:value-type="float">
            <text:p>0.1465538961</text:p>
          </table:table-cell>
          <table:table-cell table:style-name="ce1" office:value-type="float" office:value="0.171425800423178" calcext:value-type="float">
            <text:p>0.1714258004</text:p>
          </table:table-cell>
          <table:table-cell table:style-name="ce1" office:value-type="float" office:value="0.221195288255265" calcext:value-type="float">
            <text:p>0.2211952883</text:p>
          </table:table-cell>
          <table:table-cell table:style-name="ce1" office:value-type="float" office:value="0.129898098812001" calcext:value-type="float">
            <text:p>0.1298980988</text:p>
          </table:table-cell>
          <table:table-cell table:style-name="ce1" office:value-type="float" office:value="0.305524599916477" calcext:value-type="float">
            <text:p>0.3055245999</text:p>
          </table:table-cell>
          <table:table-cell table:style-name="ce1" office:value-type="float" office:value="0.113183509115982" calcext:value-type="float">
            <text:p>0.1131835091</text:p>
          </table:table-cell>
          <table:table-cell table:style-name="ce1" office:value-type="float" office:value="0.339384831493016" calcext:value-type="float">
            <text:p>0.3393848315</text:p>
          </table:table-cell>
          <table:table-cell table:style-name="ce1" office:value-type="float" office:value="0.0667901603666234" calcext:value-type="float">
            <text:p>0.0667901604</text:p>
          </table:table-cell>
          <table:table-cell table:style-name="ce1" office:value-type="float" office:value="0.0275004926877184" calcext:value-type="float">
            <text:p>0.0275004927</text:p>
          </table:table-cell>
          <table:table-cell table:style-name="ce1" office:value-type="float" office:value="0.141031828463334" calcext:value-type="float">
            <text:p>0.1410318285</text:p>
          </table:table-cell>
          <table:table-cell table:style-name="ce1" office:value-type="float" office:value="0.150498919694695" calcext:value-type="float">
            <text:p>0.1504989197</text:p>
          </table:table-cell>
          <table:table-cell table:style-name="ce1" office:value-type="float" office:value="0.150188829411078" calcext:value-type="float">
            <text:p>0.1501888294</text:p>
          </table:table-cell>
          <table:table-cell table:style-name="ce1" office:value-type="float" office:value="0.165800812403201" calcext:value-type="float">
            <text:p>0.1658008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70288834199496" calcext:value-type="float">
            <text:p>0.0170288834</text:p>
          </table:table-cell>
          <table:table-cell table:style-name="ce1" office:value-type="float" office:value="0.0671661152433731" calcext:value-type="float">
            <text:p>0.0671661152</text:p>
          </table:table-cell>
          <table:table-cell table:style-name="ce1" office:value-type="float" office:value="0.0700750877417194" calcext:value-type="float">
            <text:p>0.0700750877</text:p>
          </table:table-cell>
          <table:table-cell table:style-name="ce1" office:value-type="float" office:value="0.0978455111269657" calcext:value-type="float">
            <text:p>0.0978455111</text:p>
          </table:table-cell>
          <table:table-cell table:style-name="ce1" office:value-type="float" office:value="0.0109017599687018" calcext:value-type="float">
            <text:p>0.01090176</text:p>
          </table:table-cell>
          <table:table-cell table:style-name="ce1" office:value-type="float" office:value="0.175265817338382" calcext:value-type="float">
            <text:p>0.17526581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34148610763386" calcext:value-type="float">
            <text:p>0.23414861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20822903662871" calcext:value-type="float">
            <text:p>0.0620822904</text:p>
          </table:table-cell>
          <table:table-cell table:number-columns-repeated="23"/>
        </table:table-row>
        <table:table-row table:style-name="ro1">
          <table:table-cell table:style-name="ce1" office:value-type="float" office:value="0.222893224319885" calcext:value-type="float">
            <text:p>0.2228932243</text:p>
          </table:table-cell>
          <table:table-cell table:style-name="ce1" office:value-type="float" office:value="0.145411614049419" calcext:value-type="float">
            <text:p>0.145411614</text:p>
          </table:table-cell>
          <table:table-cell table:style-name="ce1" office:value-type="float" office:value="0.278287755361242" calcext:value-type="float">
            <text:p>0.2782877554</text:p>
          </table:table-cell>
          <table:table-cell table:style-name="ce1" office:value-type="float" office:value="0.247777880853619" calcext:value-type="float">
            <text:p>0.2477778809</text:p>
          </table:table-cell>
          <table:table-cell table:style-name="ce1" office:value-type="float" office:value="0.129467421025472" calcext:value-type="float">
            <text:p>0.129467421</text:p>
          </table:table-cell>
          <table:table-cell table:style-name="ce1" office:value-type="float" office:value="0.0408664092968148" calcext:value-type="float">
            <text:p>0.0408664093</text:p>
          </table:table-cell>
          <table:table-cell table:style-name="ce1" office:value-type="float" office:value="0.145611117073971" calcext:value-type="float">
            <text:p>0.1456111171</text:p>
          </table:table-cell>
          <table:table-cell table:style-name="ce1" office:value-type="float" office:value="0.0337037700915759" calcext:value-type="float">
            <text:p>0.0337037701</text:p>
          </table:table-cell>
          <table:table-cell table:style-name="ce1" office:value-type="float" office:value="0.0828870677339522" calcext:value-type="float">
            <text:p>0.0828870677</text:p>
          </table:table-cell>
          <table:table-cell table:style-name="ce1" office:value-type="float" office:value="0.0523666137880833" calcext:value-type="float">
            <text:p>0.0523666138</text:p>
          </table:table-cell>
          <table:table-cell table:style-name="ce1" office:value-type="float" office:value="0.0456273417254736" calcext:value-type="float">
            <text:p>0.0456273417</text:p>
          </table:table-cell>
          <table:table-cell table:style-name="ce1" office:value-type="float" office:value="0.1467587692009" calcext:value-type="float">
            <text:p>0.1467587692</text:p>
          </table:table-cell>
          <table:table-cell table:style-name="ce1" office:value-type="float" office:value="0.18369466245895" calcext:value-type="float">
            <text:p>0.1836946625</text:p>
          </table:table-cell>
          <table:table-cell table:style-name="ce1" office:value-type="float" office:value="0.0672037516090509" calcext:value-type="float">
            <text:p>0.0672037516</text:p>
          </table:table-cell>
          <table:table-cell table:style-name="ce1" office:value-type="float" office:value="0.0901302409633408" calcext:value-type="float">
            <text:p>0.090130241</text:p>
          </table:table-cell>
          <table:table-cell table:style-name="ce1" office:value-type="float" office:value="0.200654428387793" calcext:value-type="float">
            <text:p>0.2006544284</text:p>
          </table:table-cell>
          <table:table-cell table:style-name="ce1" office:value-type="float" office:value="0.0905347394988742" calcext:value-type="float">
            <text:p>0.0905347395</text:p>
          </table:table-cell>
          <table:table-cell table:style-name="ce1" office:value-type="float" office:value="0.0462596271208438" calcext:value-type="float">
            <text:p>0.0462596271</text:p>
          </table:table-cell>
          <table:table-cell table:style-name="ce1" office:value-type="float" office:value="0.163828675112371" calcext:value-type="float">
            <text:p>0.1638286751</text:p>
          </table:table-cell>
          <table:table-cell table:style-name="ce1" office:value-type="float" office:value="0.0743143588827454" calcext:value-type="float">
            <text:p>0.0743143589</text:p>
          </table:table-cell>
          <table:table-cell table:style-name="ce1" office:value-type="float" office:value="0.129467421025472" calcext:value-type="float">
            <text:p>0.129467421</text:p>
          </table:table-cell>
          <table:table-cell table:style-name="ce1" office:value-type="float" office:value="0.187579107250467" calcext:value-type="float">
            <text:p>0.1875791073</text:p>
          </table:table-cell>
          <table:table-cell table:style-name="ce1" office:value-type="float" office:value="0.0649276450467807" calcext:value-type="float">
            <text:p>0.064927645</text:p>
          </table:table-cell>
          <table:table-cell table:style-name="ce1" office:value-type="float" office:value="0.101630845348895" calcext:value-type="float">
            <text:p>0.1016308453</text:p>
          </table:table-cell>
          <table:table-cell table:style-name="ce1" office:value-type="float" office:value="0.0332170253248857" calcext:value-type="float">
            <text:p>0.0332170253</text:p>
          </table:table-cell>
          <table:table-cell table:style-name="ce1" office:value-type="float" office:value="0.0571523171973616" calcext:value-type="float">
            <text:p>0.0571523172</text:p>
          </table:table-cell>
          <table:table-cell table:style-name="ce1" office:value-type="float" office:value="0.100038160767976" calcext:value-type="float">
            <text:p>0.1000381608</text:p>
          </table:table-cell>
          <table:table-cell table:style-name="ce1" office:value-type="float" office:value="0.0350231074874824" calcext:value-type="float">
            <text:p>0.0350231075</text:p>
          </table:table-cell>
          <table:table-cell table:style-name="ce1" office:value-type="float" office:value="0.283426651383093" calcext:value-type="float">
            <text:p>0.2834266514</text:p>
          </table:table-cell>
          <table:table-cell table:style-name="ce1" office:value-type="float" office:value="0.23565245840888" calcext:value-type="float">
            <text:p>0.2356524584</text:p>
          </table:table-cell>
          <table:table-cell table:style-name="ce1" office:value-type="float" office:value="0.172798198869605" calcext:value-type="float">
            <text:p>0.1727981989</text:p>
          </table:table-cell>
          <table:table-cell table:style-name="ce1" office:value-type="float" office:value="0.155418340554762" calcext:value-type="float">
            <text:p>0.1554183406</text:p>
          </table:table-cell>
          <table:table-cell table:style-name="ce1" office:value-type="float" office:value="0.0878006647291256" calcext:value-type="float">
            <text:p>0.0878006647</text:p>
          </table:table-cell>
          <table:table-cell table:style-name="ce1" office:value-type="float" office:value="0.0617789247671055" calcext:value-type="float">
            <text:p>0.0617789248</text:p>
          </table:table-cell>
          <table:table-cell table:style-name="ce1" office:value-type="float" office:value="0.197258056420641" calcext:value-type="float">
            <text:p>0.1972580564</text:p>
          </table:table-cell>
          <table:table-cell table:style-name="ce1" office:value-type="float" office:value="0.255768874069279" calcext:value-type="float">
            <text:p>0.2557688741</text:p>
          </table:table-cell>
          <table:table-cell table:style-name="ce1" office:value-type="float" office:value="0.0523666137880833" calcext:value-type="float">
            <text:p>0.0523666138</text:p>
          </table:table-cell>
          <table:table-cell table:style-name="ce1" office:value-type="float" office:value="0.209713048383723" calcext:value-type="float">
            <text:p>0.2097130484</text:p>
          </table:table-cell>
          <table:table-cell table:style-name="ce1" office:value-type="float" office:value="0.151614864445152" calcext:value-type="float">
            <text:p>0.1516148644</text:p>
          </table:table-cell>
          <table:table-cell table:style-name="ce1" office:value-type="float" office:value="0.142184047430339" calcext:value-type="float">
            <text:p>0.1421840474</text:p>
          </table:table-cell>
          <table:table-cell table:style-name="ce1" office:value-type="float" office:value="0.0456273417254736" calcext:value-type="float">
            <text:p>0.0456273417</text:p>
          </table:table-cell>
          <table:table-cell table:style-name="ce1" office:value-type="float" office:value="0.100788683783423" calcext:value-type="float">
            <text:p>0.1007886838</text:p>
          </table:table-cell>
          <table:table-cell table:style-name="ce1" office:value-type="float" office:value="0.145215116562856" calcext:value-type="float">
            <text:p>0.1452151166</text:p>
          </table:table-cell>
          <table:table-cell table:style-name="ce1" office:value-type="float" office:value="0.312450559933458" calcext:value-type="float">
            <text:p>0.3124505599</text:p>
          </table:table-cell>
          <table:table-cell table:style-name="ce1" office:value-type="float" office:value="0.237669221677636" calcext:value-type="float">
            <text:p>0.2376692217</text:p>
          </table:table-cell>
          <table:table-cell table:style-name="ce1" office:value-type="float" office:value="0.123981267611401" calcext:value-type="float">
            <text:p>0.1239812676</text:p>
          </table:table-cell>
          <table:table-cell table:style-name="ce1" office:value-type="float" office:value="0.145611117073971" calcext:value-type="float">
            <text:p>0.1456111171</text:p>
          </table:table-cell>
          <table:table-cell table:style-name="ce1" office:value-type="float" office:value="0.135838934278153" calcext:value-type="float">
            <text:p>0.1358389343</text:p>
          </table:table-cell>
          <table:table-cell table:style-name="ce1" office:value-type="float" office:value="0.212225506703682" calcext:value-type="float">
            <text:p>0.2122255067</text:p>
          </table:table-cell>
          <table:table-cell table:style-name="ce1" office:value-type="float" office:value="0.0905347394988742" calcext:value-type="float">
            <text:p>0.0905347395</text:p>
          </table:table-cell>
          <table:table-cell table:style-name="ce1" office:value-type="float" office:value="0.163828675112371" calcext:value-type="float">
            <text:p>0.1638286751</text:p>
          </table:table-cell>
          <table:table-cell table:style-name="ce1" office:value-type="float" office:value="0.248788811368059" calcext:value-type="float">
            <text:p>0.2487888114</text:p>
          </table:table-cell>
          <table:table-cell table:style-name="ce1" office:value-type="float" office:value="0.0332170253248857" calcext:value-type="float">
            <text:p>0.0332170253</text:p>
          </table:table-cell>
          <table:table-cell table:style-name="ce1" office:value-type="float" office:value="0.155029208445988" calcext:value-type="float">
            <text:p>0.1550292084</text:p>
          </table:table-cell>
          <table:table-cell table:style-name="ce1" office:value-type="float" office:value="0.247777880853619" calcext:value-type="float">
            <text:p>0.2477778809</text:p>
          </table:table-cell>
          <table:table-cell table:style-name="ce1" office:value-type="float" office:value="0.11848101909221" calcext:value-type="float">
            <text:p>0.1184810191</text:p>
          </table:table-cell>
          <table:table-cell table:style-name="ce1" office:value-type="float" office:value="0.0944353058604106" calcext:value-type="float">
            <text:p>0.0944353059</text:p>
          </table:table-cell>
          <table:table-cell table:style-name="ce1" office:value-type="float" office:value="0.237669221677636" calcext:value-type="float">
            <text:p>0.2376692217</text:p>
          </table:table-cell>
          <table:table-cell table:style-name="ce1" office:value-type="float" office:value="0.286937754358214" calcext:value-type="float">
            <text:p>0.2869377544</text:p>
          </table:table-cell>
          <table:table-cell table:style-name="ce1" office:value-type="float" office:value="0.226146135035104" calcext:value-type="float">
            <text:p>0.226146135</text:p>
          </table:table-cell>
          <table:table-cell table:style-name="ce1" office:value-type="float" office:value="0.212225506703682" calcext:value-type="float">
            <text:p>0.2122255067</text:p>
          </table:table-cell>
          <table:table-cell table:style-name="ce1" office:value-type="float" office:value="0.0552439266733246" calcext:value-type="float">
            <text:p>0.0552439267</text:p>
          </table:table-cell>
          <table:table-cell table:style-name="ce1" office:value-type="float" office:value="0.00671732262794031" calcext:value-type="float">
            <text:p>0.0067173226</text:p>
          </table:table-cell>
          <table:table-cell table:style-name="ce1" office:value-type="float" office:value="0.0675859341503256" calcext:value-type="float">
            <text:p>0.0675859342</text:p>
          </table:table-cell>
          <table:table-cell table:style-name="ce1" office:value-type="float" office:value="0.11848101909221" calcext:value-type="float">
            <text:p>0.1184810191</text:p>
          </table:table-cell>
          <table:table-cell table:style-name="ce1" office:value-type="float" office:value="0.183306051115115" calcext:value-type="float">
            <text:p>0.1833060511</text:p>
          </table:table-cell>
          <table:table-cell table:style-name="ce1" office:value-type="float" office:value="0.223202085928267" calcext:value-type="float">
            <text:p>0.2232020859</text:p>
          </table:table-cell>
          <table:table-cell table:style-name="ce1" office:value-type="float" office:value="0.129285339692351" calcext:value-type="float">
            <text:p>0.1292853397</text:p>
          </table:table-cell>
          <table:table-cell table:style-name="ce1" office:value-type="float" office:value="0.0234352739167509" calcext:value-type="float">
            <text:p>0.0234352739</text:p>
          </table:table-cell>
          <table:table-cell table:style-name="ce1" office:value-type="float" office:value="0.205665935313171" calcext:value-type="float">
            <text:p>0.2056659353</text:p>
          </table:table-cell>
          <table:table-cell table:style-name="ce1" office:value-type="float" office:value="0.0549890924007113" calcext:value-type="float">
            <text:p>0.0549890924</text:p>
          </table:table-cell>
          <table:table-cell table:style-name="ce1" office:value-type="float" office:value="0.149935849958407" calcext:value-type="float">
            <text:p>0.14993585</text:p>
          </table:table-cell>
          <table:table-cell table:style-name="ce1" office:value-type="float" office:value="0.0927230011723517" calcext:value-type="float">
            <text:p>0.0927230012</text:p>
          </table:table-cell>
          <table:table-cell table:style-name="ce1" office:value-type="float" office:value="0.223202085928267" calcext:value-type="float">
            <text:p>0.2232020859</text:p>
          </table:table-cell>
          <table:table-cell table:style-name="ce1" office:value-type="float" office:value="0.0992491201376456" calcext:value-type="float">
            <text:p>0.0992491201</text:p>
          </table:table-cell>
          <table:table-cell table:style-name="ce1" office:value-type="float" office:value="0.0552439266733246" calcext:value-type="float">
            <text:p>0.0552439267</text:p>
          </table:table-cell>
          <table:table-cell table:style-name="ce1" office:value-type="float" office:value="0.0510094111121338" calcext:value-type="float">
            <text:p>0.0510094111</text:p>
          </table:table-cell>
          <table:table-cell table:style-name="ce1" office:value-type="float" office:value="0.145411614049419" calcext:value-type="float">
            <text:p>0.145411614</text:p>
          </table:table-cell>
          <table:table-cell table:style-name="ce1" office:value-type="float" office:value="0.209713048383723" calcext:value-type="float">
            <text:p>0.2097130484</text:p>
          </table:table-cell>
          <table:table-cell table:style-name="ce1" office:value-type="float" office:value="0.261142495925147" calcext:value-type="float">
            <text:p>0.2611424959</text:p>
          </table:table-cell>
          <table:table-cell table:style-name="ce1" office:value-type="float" office:value="0.149935849958407" calcext:value-type="float">
            <text:p>0.14993585</text:p>
          </table:table-cell>
          <table:table-cell table:style-name="ce1" office:value-type="float" office:value="0.23098301879118" calcext:value-type="float">
            <text:p>0.2309830188</text:p>
          </table:table-cell>
          <table:table-cell table:style-name="ce1" office:value-type="float" office:value="0.13297284711781" calcext:value-type="float">
            <text:p>0.1329728471</text:p>
          </table:table-cell>
          <table:table-cell table:style-name="ce1" office:value-type="float" office:value="0.223202085928267" calcext:value-type="float">
            <text:p>0.2232020859</text:p>
          </table:table-cell>
          <table:table-cell table:style-name="ce1" office:value-type="float" office:value="0.145215116562856" calcext:value-type="float">
            <text:p>0.1452151166</text:p>
          </table:table-cell>
          <table:table-cell table:style-name="ce1" office:value-type="float" office:value="0.204588724449731" calcext:value-type="float">
            <text:p>0.2045887244</text:p>
          </table:table-cell>
          <table:table-cell table:style-name="ce1" office:value-type="float" office:value="0.142184047430339" calcext:value-type="float">
            <text:p>0.1421840474</text:p>
          </table:table-cell>
          <table:table-cell table:number-columns-repeated="23"/>
        </table:table-row>
        <table:table-row table:style-name="ro1">
          <table:table-cell table:style-name="ce1" office:value-type="float" office:value="0.0975311736051043" calcext:value-type="float">
            <text:p>0.0975311736</text:p>
          </table:table-cell>
          <table:table-cell table:style-name="ce1" office:value-type="float" office:value="0.0408664092968148" calcext:value-type="float">
            <text:p>0.0408664093</text:p>
          </table:table-cell>
          <table:table-cell table:style-name="ce1" office:value-type="float" office:value="0.160829375903422" calcext:value-type="float">
            <text:p>0.1608293759</text:p>
          </table:table-cell>
          <table:table-cell table:style-name="ce1" office:value-type="float" office:value="0.0350231074874824" calcext:value-type="float">
            <text:p>0.0350231075</text:p>
          </table:table-cell>
          <table:table-cell table:style-name="ce1" office:value-type="float" office:value="0.134827757595931" calcext:value-type="float">
            <text:p>0.1348277576</text:p>
          </table:table-cell>
          <table:table-cell table:style-name="ce1" office:value-type="float" office:value="0.0471379341202805" calcext:value-type="float">
            <text:p>0.0471379341</text:p>
          </table:table-cell>
          <table:table-cell table:style-name="ce1" office:value-type="float" office:value="0.146379166509562" calcext:value-type="float">
            <text:p>0.1463791665</text:p>
          </table:table-cell>
          <table:table-cell table:style-name="ce1" office:value-type="float" office:value="0.0322852510853331" calcext:value-type="float">
            <text:p>0.0322852511</text:p>
          </table:table-cell>
          <table:table-cell table:style-name="ce1" office:value-type="float" office:value="0.139426948206175" calcext:value-type="float">
            <text:p>0.1394269482</text:p>
          </table:table-cell>
          <table:table-cell table:style-name="ce1" office:value-type="float" office:value="0.172798198869605" calcext:value-type="float">
            <text:p>0.1727981989</text:p>
          </table:table-cell>
          <table:table-cell table:style-name="ce1" office:value-type="float" office:value="0.0648823367338368" calcext:value-type="float">
            <text:p>0.0648823367</text:p>
          </table:table-cell>
          <table:table-cell table:style-name="ce1" office:value-type="float" office:value="0.190102563468471" calcext:value-type="float">
            <text:p>0.1901025635</text:p>
          </table:table-cell>
          <table:table-cell table:style-name="ce1" office:value-type="float" office:value="0.116451146493897" calcext:value-type="float">
            <text:p>0.1164511465</text:p>
          </table:table-cell>
          <table:table-cell table:style-name="ce1" office:value-type="float" office:value="0.129998768968499" calcext:value-type="float">
            <text:p>0.129998769</text:p>
          </table:table-cell>
          <table:table-cell table:style-name="ce1" office:value-type="float" office:value="0.120708801389992" calcext:value-type="float">
            <text:p>0.1207088014</text:p>
          </table:table-cell>
          <table:table-cell table:style-name="ce1" office:value-type="float" office:value="0.195921552415186" calcext:value-type="float">
            <text:p>0.1959215524</text:p>
          </table:table-cell>
          <table:table-cell table:style-name="ce1" office:value-type="float" office:value="0.0471379341202805" calcext:value-type="float">
            <text:p>0.0471379341</text:p>
          </table:table-cell>
          <table:table-cell table:style-name="ce1" office:value-type="float" office:value="0.200654428387793" calcext:value-type="float">
            <text:p>0.2006544284</text:p>
          </table:table-cell>
          <table:table-cell table:style-name="ce1" office:value-type="float" office:value="0.0408664092968148" calcext:value-type="float">
            <text:p>0.0408664093</text:p>
          </table:table-cell>
          <table:table-cell table:style-name="ce1" office:value-type="float" office:value="0.0927230011723517" calcext:value-type="float">
            <text:p>0.0927230012</text:p>
          </table:table-cell>
          <table:table-cell table:style-name="ce1" office:value-type="float" office:value="0.129998768968499" calcext:value-type="float">
            <text:p>0.129998769</text:p>
          </table:table-cell>
          <table:table-cell table:style-name="ce1" office:value-type="float" office:value="0.314361072893151" calcext:value-type="float">
            <text:p>0.3143610729</text:p>
          </table:table-cell>
          <table:table-cell table:style-name="ce1" office:value-type="float" office:value="0.0157666348391354" calcext:value-type="float">
            <text:p>0.0157666348</text:p>
          </table:table-cell>
          <table:table-cell table:style-name="ce1" office:value-type="float" office:value="0.0552439266733246" calcext:value-type="float">
            <text:p>0.0552439267</text:p>
          </table:table-cell>
          <table:table-cell table:style-name="ce1" office:value-type="float" office:value="0.187645177259224" calcext:value-type="float">
            <text:p>0.1876451773</text:p>
          </table:table-cell>
          <table:table-cell table:style-name="ce1" office:value-type="float" office:value="0.172798198869605" calcext:value-type="float">
            <text:p>0.1727981989</text:p>
          </table:table-cell>
          <table:table-cell table:style-name="ce1" office:value-type="float" office:value="0.286937754358214" calcext:value-type="float">
            <text:p>0.2869377544</text:p>
          </table:table-cell>
          <table:table-cell table:style-name="ce1" office:value-type="float" office:value="0.13297284711781" calcext:value-type="float">
            <text:p>0.1329728471</text:p>
          </table:table-cell>
          <table:table-cell table:style-name="ce1" office:value-type="float" office:value="0.0538939203015481" calcext:value-type="float">
            <text:p>0.0538939203</text:p>
          </table:table-cell>
          <table:table-cell table:style-name="ce1" office:value-type="float" office:value="0.0779631326512453" calcext:value-type="float">
            <text:p>0.0779631327</text:p>
          </table:table-cell>
          <table:table-cell table:style-name="ce1" office:value-type="float" office:value="0.038898374170024" calcext:value-type="float">
            <text:p>0.0388983742</text:p>
          </table:table-cell>
          <table:table-cell table:style-name="ce1" office:value-type="float" office:value="0.18369466245895" calcext:value-type="float">
            <text:p>0.1836946625</text:p>
          </table:table-cell>
          <table:table-cell table:style-name="ce1" office:value-type="float" office:value="0.129467421025472" calcext:value-type="float">
            <text:p>0.129467421</text:p>
          </table:table-cell>
          <table:table-cell table:style-name="ce1" office:value-type="float" office:value="0.277144600095563" calcext:value-type="float">
            <text:p>0.2771446001</text:p>
          </table:table-cell>
          <table:table-cell table:style-name="ce1" office:value-type="float" office:value="0.242066445753633" calcext:value-type="float">
            <text:p>0.2420664458</text:p>
          </table:table-cell>
          <table:table-cell table:style-name="ce1" office:value-type="float" office:value="0.173799016587983" calcext:value-type="float">
            <text:p>0.1737990166</text:p>
          </table:table-cell>
          <table:table-cell table:style-name="ce1" office:value-type="float" office:value="0.00671732262794031" calcext:value-type="float">
            <text:p>0.0067173226</text:p>
          </table:table-cell>
          <table:table-cell table:style-name="ce1" office:value-type="float" office:value="0.0250341941857185" calcext:value-type="float">
            <text:p>0.0250341942</text:p>
          </table:table-cell>
          <table:table-cell table:style-name="ce1" office:value-type="float" office:value="0.0277063495653852" calcext:value-type="float">
            <text:p>0.0277063496</text:p>
          </table:table-cell>
          <table:table-cell table:style-name="ce1" office:value-type="float" office:value="0.116207380484621" calcext:value-type="float">
            <text:p>0.1162073805</text:p>
          </table:table-cell>
          <table:table-cell table:style-name="ce1" office:value-type="float" office:value="0.187579107250467" calcext:value-type="float">
            <text:p>0.1875791073</text:p>
          </table:table-cell>
          <table:table-cell table:style-name="ce1" office:value-type="float" office:value="0.0575065941447754" calcext:value-type="float">
            <text:p>0.0575065941</text:p>
          </table:table-cell>
          <table:table-cell table:style-name="ce1" office:value-type="float" office:value="0.0250341941857185" calcext:value-type="float">
            <text:p>0.0250341942</text:p>
          </table:table-cell>
          <table:table-cell table:style-name="ce1" office:value-type="float" office:value="0.0944353058604106" calcext:value-type="float">
            <text:p>0.0944353059</text:p>
          </table:table-cell>
          <table:table-cell table:style-name="ce1" office:value-type="float" office:value="0.0973780947766045" calcext:value-type="float">
            <text:p>0.0973780948</text:p>
          </table:table-cell>
          <table:table-cell table:style-name="ce1" office:value-type="float" office:value="0.0253191487203019" calcext:value-type="float">
            <text:p>0.0253191487</text:p>
          </table:table-cell>
          <table:table-cell table:style-name="ce1" office:value-type="float" office:value="0.205665935313171" calcext:value-type="float">
            <text:p>0.2056659353</text:p>
          </table:table-cell>
          <table:table-cell table:style-name="ce1" office:value-type="float" office:value="0.155418340554762" calcext:value-type="float">
            <text:p>0.1554183406</text:p>
          </table:table-cell>
          <table:table-cell table:style-name="ce1" office:value-type="float" office:value="0.0617789247671055" calcext:value-type="float">
            <text:p>0.0617789248</text:p>
          </table:table-cell>
          <table:table-cell table:style-name="ce1" office:value-type="float" office:value="0.110081308397011" calcext:value-type="float">
            <text:p>0.1100813084</text:p>
          </table:table-cell>
          <table:table-cell table:style-name="ce1" office:value-type="float" office:value="0.190102563468471" calcext:value-type="float">
            <text:p>0.1901025635</text:p>
          </table:table-cell>
          <table:table-cell table:style-name="ce1" office:value-type="float" office:value="0.278287755361242" calcext:value-type="float">
            <text:p>0.2782877554</text:p>
          </table:table-cell>
          <table:table-cell table:style-name="ce1" office:value-type="float" office:value="0.10349615061411" calcext:value-type="float">
            <text:p>0.1034961506</text:p>
          </table:table-cell>
          <table:table-cell table:style-name="ce1" office:value-type="float" office:value="0.0766916039308789" calcext:value-type="float">
            <text:p>0.0766916039</text:p>
          </table:table-cell>
          <table:table-cell table:style-name="ce1" office:value-type="float" office:value="0.153448438594603" calcext:value-type="float">
            <text:p>0.1534484386</text:p>
          </table:table-cell>
          <table:table-cell table:style-name="ce1" office:value-type="float" office:value="0.205665935313171" calcext:value-type="float">
            <text:p>0.2056659353</text:p>
          </table:table-cell>
          <table:table-cell table:style-name="ce1" office:value-type="float" office:value="0.120708801389992" calcext:value-type="float">
            <text:p>0.1207088014</text:p>
          </table:table-cell>
          <table:table-cell table:style-name="ce1" office:value-type="float" office:value="0.158962063529912" calcext:value-type="float">
            <text:p>0.1589620635</text:p>
          </table:table-cell>
          <table:table-cell table:style-name="ce1" office:value-type="float" office:value="0.155029208445988" calcext:value-type="float">
            <text:p>0.1550292084</text:p>
          </table:table-cell>
          <table:table-cell table:style-name="ce1" office:value-type="float" office:value="0.209713048383723" calcext:value-type="float">
            <text:p>0.2097130484</text:p>
          </table:table-cell>
          <table:table-cell table:style-name="ce1" office:value-type="float" office:value="0.23098301879118" calcext:value-type="float">
            <text:p>0.2309830188</text:p>
          </table:table-cell>
          <table:table-cell table:number-columns-repeated="2" table:style-name="ce1" office:value-type="float" office:value="0.0944353058604106" calcext:value-type="float">
            <text:p>0.0944353059</text:p>
          </table:table-cell>
          <table:table-cell table:style-name="ce1" office:value-type="float" office:value="0.0905347394988742" calcext:value-type="float">
            <text:p>0.0905347395</text:p>
          </table:table-cell>
          <table:table-cell table:style-name="ce1" office:value-type="float" office:value="0.136246471933655" calcext:value-type="float">
            <text:p>0.1362464719</text:p>
          </table:table-cell>
          <table:table-cell table:style-name="ce1" office:value-type="float" office:value="0.0671665754288196" calcext:value-type="float">
            <text:p>0.0671665754</text:p>
          </table:table-cell>
          <table:table-cell table:style-name="ce1" office:value-type="float" office:value="0.120708801389992" calcext:value-type="float">
            <text:p>0.1207088014</text:p>
          </table:table-cell>
          <table:table-cell table:style-name="ce1" office:value-type="float" office:value="0.212225506703682" calcext:value-type="float">
            <text:p>0.2122255067</text:p>
          </table:table-cell>
          <table:table-cell table:style-name="ce1" office:value-type="float" office:value="0.0549890924007113" calcext:value-type="float">
            <text:p>0.0549890924</text:p>
          </table:table-cell>
          <table:table-cell table:style-name="ce1" office:value-type="float" office:value="0.11848101909221" calcext:value-type="float">
            <text:p>0.1184810191</text:p>
          </table:table-cell>
          <table:table-cell table:style-name="ce1" office:value-type="float" office:value="0.145611117073971" calcext:value-type="float">
            <text:p>0.1456111171</text:p>
          </table:table-cell>
          <table:table-cell table:style-name="ce1" office:value-type="float" office:value="0.261142495925147" calcext:value-type="float">
            <text:p>0.2611424959</text:p>
          </table:table-cell>
          <table:table-cell table:style-name="ce1" office:value-type="float" office:value="0.0157666348391354" calcext:value-type="float">
            <text:p>0.0157666348</text:p>
          </table:table-cell>
          <table:table-cell table:style-name="ce1" office:value-type="float" office:value="0.0408664092968148" calcext:value-type="float">
            <text:p>0.0408664093</text:p>
          </table:table-cell>
          <table:table-cell table:style-name="ce1" office:value-type="float" office:value="0.038898374170024" calcext:value-type="float">
            <text:p>0.0388983742</text:p>
          </table:table-cell>
          <table:table-cell table:style-name="ce1" office:value-type="float" office:value="0.248788811368059" calcext:value-type="float">
            <text:p>0.2487888114</text:p>
          </table:table-cell>
          <table:table-cell table:style-name="ce1" office:value-type="float" office:value="0.26431257854996" calcext:value-type="float">
            <text:p>0.2643125785</text:p>
          </table:table-cell>
          <table:table-cell table:style-name="ce1" office:value-type="float" office:value="0.0766916039308789" calcext:value-type="float">
            <text:p>0.0766916039</text:p>
          </table:table-cell>
          <table:table-cell table:style-name="ce1" office:value-type="float" office:value="0.0648823367338368" calcext:value-type="float">
            <text:p>0.0648823367</text:p>
          </table:table-cell>
          <table:table-cell table:style-name="ce1" office:value-type="float" office:value="0.153342129188461" calcext:value-type="float">
            <text:p>0.1533421292</text:p>
          </table:table-cell>
          <table:table-cell table:style-name="ce1" office:value-type="float" office:value="0.187579107250467" calcext:value-type="float">
            <text:p>0.1875791073</text:p>
          </table:table-cell>
          <table:table-cell table:style-name="ce1" office:value-type="float" office:value="0.162841538637973" calcext:value-type="float">
            <text:p>0.1628415386</text:p>
          </table:table-cell>
          <table:table-cell table:style-name="ce1" office:value-type="float" office:value="0.109995272005152" calcext:value-type="float">
            <text:p>0.109995272</text:p>
          </table:table-cell>
          <table:table-cell table:style-name="ce1" office:value-type="float" office:value="0.0927230011723517" calcext:value-type="float">
            <text:p>0.0927230012</text:p>
          </table:table-cell>
          <table:table-cell table:style-name="ce1" office:value-type="float" office:value="0.0471379341202805" calcext:value-type="float">
            <text:p>0.0471379341</text:p>
          </table:table-cell>
          <table:table-cell table:style-name="ce1" office:value-type="float" office:value="0.101630845348895" calcext:value-type="float">
            <text:p>0.1016308453</text:p>
          </table:table-cell>
          <table:table-cell table:style-name="ce1" office:value-type="float" office:value="0.215097916552704" calcext:value-type="float">
            <text:p>0.2150979166</text:p>
          </table:table-cell>
          <table:table-cell table:number-columns-repeated="23"/>
        </table:table-row>
        <table:table-row table:style-name="ro1">
          <table:table-cell table:style-name="ce1" office:value-type="float" office:value="0.0626747434161235" calcext:value-type="float">
            <text:p>0.0626747434</text:p>
          </table:table-cell>
          <table:table-cell table:style-name="ce1" office:value-type="float" office:value="0.221942970014625" calcext:value-type="float">
            <text:p>0.22194297</text:p>
          </table:table-cell>
          <table:table-cell table:style-name="ce1" office:value-type="float" office:value="0.155418340554762" calcext:value-type="float">
            <text:p>0.1554183406</text:p>
          </table:table-cell>
          <table:table-cell table:style-name="ce1" office:value-type="float" office:value="0.175735603582967" calcext:value-type="float">
            <text:p>0.1757356036</text:p>
          </table:table-cell>
          <table:table-cell table:style-name="ce1" office:value-type="float" office:value="0.160759931387226" calcext:value-type="float">
            <text:p>0.1607599314</text:p>
          </table:table-cell>
          <table:table-cell table:style-name="ce1" office:value-type="float" office:value="0.129285339692351" calcext:value-type="float">
            <text:p>0.1292853397</text:p>
          </table:table-cell>
          <table:table-cell table:style-name="ce1" office:value-type="float" office:value="0.23565245840888" calcext:value-type="float">
            <text:p>0.2356524584</text:p>
          </table:table-cell>
          <table:table-cell table:style-name="ce1" office:value-type="float" office:value="0.0901302409633408" calcext:value-type="float">
            <text:p>0.090130241</text:p>
          </table:table-cell>
          <table:table-cell table:style-name="ce1" office:value-type="float" office:value="0.110934922543251" calcext:value-type="float">
            <text:p>0.1109349225</text:p>
          </table:table-cell>
          <table:table-cell table:style-name="ce1" office:value-type="float" office:value="0.129285339692351" calcext:value-type="float">
            <text:p>0.1292853397</text:p>
          </table:table-cell>
          <table:table-cell table:style-name="ce1" office:value-type="float" office:value="0.248788811368059" calcext:value-type="float">
            <text:p>0.2487888114</text:p>
          </table:table-cell>
          <table:table-cell table:style-name="ce1" office:value-type="float" office:value="0.145611117073971" calcext:value-type="float">
            <text:p>0.1456111171</text:p>
          </table:table-cell>
          <table:table-cell table:style-name="ce1" office:value-type="float" office:value="0.136246471933655" calcext:value-type="float">
            <text:p>0.1362464719</text:p>
          </table:table-cell>
          <table:table-cell table:style-name="ce1" office:value-type="float" office:value="0.0246752866695239" calcext:value-type="float">
            <text:p>0.0246752867</text:p>
          </table:table-cell>
          <table:table-cell table:style-name="ce1" office:value-type="float" office:value="0.258547564081685" calcext:value-type="float">
            <text:p>0.2585475641</text:p>
          </table:table-cell>
          <table:table-cell table:style-name="ce1" office:value-type="float" office:value="0.0973780947766045" calcext:value-type="float">
            <text:p>0.0973780948</text:p>
          </table:table-cell>
          <table:table-cell table:style-name="ce1" office:value-type="float" office:value="0.136246471933655" calcext:value-type="float">
            <text:p>0.1362464719</text:p>
          </table:table-cell>
          <table:table-cell table:style-name="ce1" office:value-type="float" office:value="0.11848101909221" calcext:value-type="float">
            <text:p>0.1184810191</text:p>
          </table:table-cell>
          <table:table-cell table:style-name="ce1" office:value-type="float" office:value="0.1467587692009" calcext:value-type="float">
            <text:p>0.1467587692</text:p>
          </table:table-cell>
          <table:table-cell table:style-name="ce1" office:value-type="float" office:value="0.258547564081685" calcext:value-type="float">
            <text:p>0.2585475641</text:p>
          </table:table-cell>
          <table:table-cell table:style-name="ce1" office:value-type="float" office:value="0.173799016587983" calcext:value-type="float">
            <text:p>0.1737990166</text:p>
          </table:table-cell>
          <table:table-cell table:style-name="ce1" office:value-type="float" office:value="0.0905347394988742" calcext:value-type="float">
            <text:p>0.0905347395</text:p>
          </table:table-cell>
          <table:table-cell table:style-name="ce1" office:value-type="float" office:value="0.0538939203015481" calcext:value-type="float">
            <text:p>0.0538939203</text:p>
          </table:table-cell>
          <table:table-cell table:style-name="ce1" office:value-type="float" office:value="0.0480877781179152" calcext:value-type="float">
            <text:p>0.0480877781</text:p>
          </table:table-cell>
          <table:table-cell table:style-name="ce1" office:value-type="float" office:value="0.160759931387226" calcext:value-type="float">
            <text:p>0.1607599314</text:p>
          </table:table-cell>
          <table:table-cell table:style-name="ce1" office:value-type="float" office:value="0.0246752866695239" calcext:value-type="float">
            <text:p>0.0246752867</text:p>
          </table:table-cell>
          <table:table-cell table:style-name="ce1" office:value-type="float" office:value="0.135838934278153" calcext:value-type="float">
            <text:p>0.1358389343</text:p>
          </table:table-cell>
          <table:table-cell table:style-name="ce1" office:value-type="float" office:value="0.0407341885328617" calcext:value-type="float">
            <text:p>0.0407341885</text:p>
          </table:table-cell>
          <table:table-cell table:style-name="ce1" office:value-type="float" office:value="0.168018187151148" calcext:value-type="float">
            <text:p>0.1680181872</text:p>
          </table:table-cell>
          <table:table-cell table:style-name="ce1" office:value-type="float" office:value="0.171012657955797" calcext:value-type="float">
            <text:p>0.171012658</text:p>
          </table:table-cell>
          <table:table-cell table:style-name="ce1" office:value-type="float" office:value="0.0322852510853331" calcext:value-type="float">
            <text:p>0.0322852511</text:p>
          </table:table-cell>
          <table:table-cell table:style-name="ce1" office:value-type="float" office:value="0.277144600095563" calcext:value-type="float">
            <text:p>0.2771446001</text:p>
          </table:table-cell>
          <table:table-cell table:style-name="ce1" office:value-type="float" office:value="0.10349615061411" calcext:value-type="float">
            <text:p>0.1034961506</text:p>
          </table:table-cell>
          <table:table-cell table:style-name="ce1" office:value-type="float" office:value="0.158962063529912" calcext:value-type="float">
            <text:p>0.1589620635</text:p>
          </table:table-cell>
          <table:table-cell table:style-name="ce1" office:value-type="float" office:value="0.166875127746196" calcext:value-type="float">
            <text:p>0.1668751277</text:p>
          </table:table-cell>
          <table:table-cell table:style-name="ce1" office:value-type="float" office:value="0.145411614049419" calcext:value-type="float">
            <text:p>0.145411614</text:p>
          </table:table-cell>
          <table:table-cell table:style-name="ce1" office:value-type="float" office:value="0.155418340554762" calcext:value-type="float">
            <text:p>0.1554183406</text:p>
          </table:table-cell>
          <table:table-cell table:style-name="ce1" office:value-type="float" office:value="0.0766916039308789" calcext:value-type="float">
            <text:p>0.0766916039</text:p>
          </table:table-cell>
          <table:table-cell table:style-name="ce1" office:value-type="float" office:value="0.038898374170024" calcext:value-type="float">
            <text:p>0.0388983742</text:p>
          </table:table-cell>
          <table:table-cell table:style-name="ce1" office:value-type="float" office:value="0.171012657955797" calcext:value-type="float">
            <text:p>0.171012658</text:p>
          </table:table-cell>
          <table:table-cell table:style-name="ce1" office:value-type="float" office:value="0.135838934278153" calcext:value-type="float">
            <text:p>0.1358389343</text:p>
          </table:table-cell>
          <table:table-cell table:style-name="ce1" office:value-type="float" office:value="0.139426948206175" calcext:value-type="float">
            <text:p>0.1394269482</text:p>
          </table:table-cell>
          <table:table-cell table:style-name="ce1" office:value-type="float" office:value="0.204588724449731" calcext:value-type="float">
            <text:p>0.2045887244</text:p>
          </table:table-cell>
          <table:table-cell table:style-name="ce1" office:value-type="float" office:value="0.0234352739167509" calcext:value-type="float">
            <text:p>0.0234352739</text:p>
          </table:table-cell>
          <table:table-cell table:style-name="ce1" office:value-type="float" office:value="0.173799016587983" calcext:value-type="float">
            <text:p>0.1737990166</text:p>
          </table:table-cell>
          <table:table-cell table:style-name="ce1" office:value-type="float" office:value="0.212225506703682" calcext:value-type="float">
            <text:p>0.2122255067</text:p>
          </table:table-cell>
          <table:table-cell table:style-name="ce1" office:value-type="float" office:value="0.0571523171973616" calcext:value-type="float">
            <text:p>0.0571523172</text:p>
          </table:table-cell>
          <table:table-cell table:style-name="ce1" office:value-type="float" office:value="0.100788683783423" calcext:value-type="float">
            <text:p>0.1007886838</text:p>
          </table:table-cell>
          <table:table-cell table:style-name="ce1" office:value-type="float" office:value="0.195921552415186" calcext:value-type="float">
            <text:p>0.1959215524</text:p>
          </table:table-cell>
          <table:table-cell table:style-name="ce1" office:value-type="float" office:value="0.129998768968499" calcext:value-type="float">
            <text:p>0.129998769</text:p>
          </table:table-cell>
          <table:table-cell table:style-name="ce1" office:value-type="float" office:value="0.175735603582967" calcext:value-type="float">
            <text:p>0.1757356036</text:p>
          </table:table-cell>
          <table:table-cell table:style-name="ce1" office:value-type="float" office:value="0.187579107250467" calcext:value-type="float">
            <text:p>0.1875791073</text:p>
          </table:table-cell>
          <table:table-cell table:style-name="ce1" office:value-type="float" office:value="0.212504519518454" calcext:value-type="float">
            <text:p>0.2125045195</text:p>
          </table:table-cell>
          <table:table-cell table:style-name="ce1" office:value-type="float" office:value="0.129998768968499" calcext:value-type="float">
            <text:p>0.129998769</text:p>
          </table:table-cell>
          <table:table-cell table:style-name="ce1" office:value-type="float" office:value="0.255768874069279" calcext:value-type="float">
            <text:p>0.2557688741</text:p>
          </table:table-cell>
          <table:table-cell table:style-name="ce1" office:value-type="float" office:value="0.0337037700915759" calcext:value-type="float">
            <text:p>0.0337037701</text:p>
          </table:table-cell>
          <table:table-cell table:style-name="ce1" office:value-type="float" office:value="0.101630845348895" calcext:value-type="float">
            <text:p>0.1016308453</text:p>
          </table:table-cell>
          <table:table-cell table:style-name="ce1" office:value-type="float" office:value="0.0480877781179152" calcext:value-type="float">
            <text:p>0.0480877781</text:p>
          </table:table-cell>
          <table:table-cell table:style-name="ce1" office:value-type="float" office:value="0.255768874069279" calcext:value-type="float">
            <text:p>0.2557688741</text:p>
          </table:table-cell>
          <table:table-cell table:style-name="ce1" office:value-type="float" office:value="0.149935849958407" calcext:value-type="float">
            <text:p>0.14993585</text:p>
          </table:table-cell>
          <table:table-cell table:style-name="ce1" office:value-type="float" office:value="0.168018187151148" calcext:value-type="float">
            <text:p>0.1680181872</text:p>
          </table:table-cell>
          <table:table-cell table:style-name="ce1" office:value-type="float" office:value="0.0617789247671055" calcext:value-type="float">
            <text:p>0.0617789248</text:p>
          </table:table-cell>
          <table:table-cell table:style-name="ce1" office:value-type="float" office:value="0.103521194996874" calcext:value-type="float">
            <text:p>0.103521195</text:p>
          </table:table-cell>
          <table:table-cell table:style-name="ce1" office:value-type="float" office:value="0.163290325497416" calcext:value-type="float">
            <text:p>0.1632903255</text:p>
          </table:table-cell>
          <table:table-cell table:style-name="ce1" office:value-type="float" office:value="0.0350231074874824" calcext:value-type="float">
            <text:p>0.0350231075</text:p>
          </table:table-cell>
          <table:table-cell table:style-name="ce1" office:value-type="float" office:value="0.11974517192116" calcext:value-type="float">
            <text:p>0.1197451719</text:p>
          </table:table-cell>
          <table:table-cell table:style-name="ce1" office:value-type="float" office:value="0.248788811368059" calcext:value-type="float">
            <text:p>0.2487888114</text:p>
          </table:table-cell>
          <table:table-cell table:style-name="ce1" office:value-type="float" office:value="0.0901302409633408" calcext:value-type="float">
            <text:p>0.090130241</text:p>
          </table:table-cell>
          <table:table-cell table:style-name="ce1" office:value-type="float" office:value="0.100038160767976" calcext:value-type="float">
            <text:p>0.1000381608</text:p>
          </table:table-cell>
          <table:table-cell table:style-name="ce1" office:value-type="float" office:value="0.0471379341202805" calcext:value-type="float">
            <text:p>0.0471379341</text:p>
          </table:table-cell>
          <table:table-cell table:style-name="ce1" office:value-type="float" office:value="0.0992491201376456" calcext:value-type="float">
            <text:p>0.0992491201</text:p>
          </table:table-cell>
          <table:table-cell table:style-name="ce1" office:value-type="float" office:value="0.0250341941857185" calcext:value-type="float">
            <text:p>0.0250341942</text:p>
          </table:table-cell>
          <table:table-cell table:style-name="ce1" office:value-type="float" office:value="0.166875127746196" calcext:value-type="float">
            <text:p>0.1668751277</text:p>
          </table:table-cell>
          <table:table-cell table:style-name="ce1" office:value-type="float" office:value="0.0648823367338368" calcext:value-type="float">
            <text:p>0.0648823367</text:p>
          </table:table-cell>
          <table:table-cell table:style-name="ce1" office:value-type="float" office:value="0.066211051115581" calcext:value-type="float">
            <text:p>0.0662110511</text:p>
          </table:table-cell>
          <table:table-cell table:style-name="ce1" office:value-type="float" office:value="0.278287755361242" calcext:value-type="float">
            <text:p>0.2782877554</text:p>
          </table:table-cell>
          <table:table-cell table:style-name="ce1" office:value-type="float" office:value="0.0571523171973616" calcext:value-type="float">
            <text:p>0.0571523172</text:p>
          </table:table-cell>
          <table:table-cell table:style-name="ce1" office:value-type="float" office:value="0.221942970014625" calcext:value-type="float">
            <text:p>0.22194297</text:p>
          </table:table-cell>
          <table:table-cell table:style-name="ce1" office:value-type="float" office:value="0.173799016587983" calcext:value-type="float">
            <text:p>0.1737990166</text:p>
          </table:table-cell>
          <table:table-cell table:style-name="ce1" office:value-type="float" office:value="0.0240738443599871" calcext:value-type="float">
            <text:p>0.0240738444</text:p>
          </table:table-cell>
          <table:table-cell table:style-name="ce1" office:value-type="float" office:value="0.151614864445152" calcext:value-type="float">
            <text:p>0.1516148644</text:p>
          </table:table-cell>
          <table:table-cell table:style-name="ce1" office:value-type="float" office:value="0.0743143588827454" calcext:value-type="float">
            <text:p>0.0743143589</text:p>
          </table:table-cell>
          <table:table-cell table:style-name="ce1" office:value-type="float" office:value="0.109995272005152" calcext:value-type="float">
            <text:p>0.109995272</text:p>
          </table:table-cell>
          <table:table-cell table:style-name="ce1" office:value-type="float" office:value="0.26431257854996" calcext:value-type="float">
            <text:p>0.2643125785</text:p>
          </table:table-cell>
          <table:table-cell table:style-name="ce1" office:value-type="float" office:value="0.123981267611401" calcext:value-type="float">
            <text:p>0.1239812676</text:p>
          </table:table-cell>
          <table:table-cell table:style-name="ce1" office:value-type="float" office:value="0.0462596271208438" calcext:value-type="float">
            <text:p>0.0462596271</text:p>
          </table:table-cell>
          <table:table-cell table:style-name="ce1" office:value-type="float" office:value="0.215808829354313" calcext:value-type="float">
            <text:p>0.2158088294</text:p>
          </table:table-cell>
          <table:table-cell table:number-columns-repeated="23"/>
        </table:table-row>
        <table:table-row table:style-name="ro1">
          <table:table-cell table:style-name="ce1" office:value-type="float" office:value="0.101630845348895" calcext:value-type="float">
            <text:p>0.1016308453</text:p>
          </table:table-cell>
          <table:table-cell table:style-name="ce1" office:value-type="float" office:value="0.23565245840888" calcext:value-type="float">
            <text:p>0.2356524584</text:p>
          </table:table-cell>
          <table:table-cell table:style-name="ce1" office:value-type="float" office:value="0.172119799580949" calcext:value-type="float">
            <text:p>0.1721197996</text:p>
          </table:table-cell>
          <table:table-cell table:style-name="ce1" office:value-type="float" office:value="0.0471379341202805" calcext:value-type="float">
            <text:p>0.0471379341</text:p>
          </table:table-cell>
          <table:table-cell table:style-name="ce1" office:value-type="float" office:value="0.11848101909221" calcext:value-type="float">
            <text:p>0.1184810191</text:p>
          </table:table-cell>
          <table:table-cell table:style-name="ce1" office:value-type="float" office:value="0.0234352739167509" calcext:value-type="float">
            <text:p>0.0234352739</text:p>
          </table:table-cell>
          <table:table-cell table:number-columns-repeated="2" table:style-name="ce1" office:value-type="float" office:value="0.155418340554762" calcext:value-type="float">
            <text:p>0.1554183406</text:p>
          </table:table-cell>
          <table:table-cell table:style-name="ce1" office:value-type="float" office:value="0.0246752866695239" calcext:value-type="float">
            <text:p>0.0246752867</text:p>
          </table:table-cell>
          <table:table-cell table:style-name="ce1" office:value-type="float" office:value="0.0350231074874824" calcext:value-type="float">
            <text:p>0.0350231075</text:p>
          </table:table-cell>
          <table:table-cell table:style-name="ce1" office:value-type="float" office:value="0.139360965677663" calcext:value-type="float">
            <text:p>0.1393609657</text:p>
          </table:table-cell>
          <table:table-cell table:style-name="ce1" office:value-type="float" office:value="0.0234352739167509" calcext:value-type="float">
            <text:p>0.0234352739</text:p>
          </table:table-cell>
          <table:table-cell table:style-name="ce1" office:value-type="float" office:value="0.200654428387793" calcext:value-type="float">
            <text:p>0.2006544284</text:p>
          </table:table-cell>
          <table:table-cell table:style-name="ce1" office:value-type="float" office:value="0.038898374170024" calcext:value-type="float">
            <text:p>0.0388983742</text:p>
          </table:table-cell>
          <table:table-cell table:style-name="ce1" office:value-type="float" office:value="0.145215116562856" calcext:value-type="float">
            <text:p>0.1452151166</text:p>
          </table:table-cell>
          <table:table-cell table:style-name="ce1" office:value-type="float" office:value="0.0250341941857185" calcext:value-type="float">
            <text:p>0.0250341942</text:p>
          </table:table-cell>
          <table:table-cell table:style-name="ce1" office:value-type="float" office:value="0.248788811368059" calcext:value-type="float">
            <text:p>0.2487888114</text:p>
          </table:table-cell>
          <table:table-cell table:style-name="ce1" office:value-type="float" office:value="0.0523666137880833" calcext:value-type="float">
            <text:p>0.0523666138</text:p>
          </table:table-cell>
          <table:table-cell table:style-name="ce1" office:value-type="float" office:value="0.078203382301852" calcext:value-type="float">
            <text:p>0.0782033823</text:p>
          </table:table-cell>
          <table:table-cell table:style-name="ce1" office:value-type="float" office:value="0.158962063529912" calcext:value-type="float">
            <text:p>0.1589620635</text:p>
          </table:table-cell>
          <table:table-cell table:style-name="ce1" office:value-type="float" office:value="0.173799016587983" calcext:value-type="float">
            <text:p>0.1737990166</text:p>
          </table:table-cell>
          <table:table-cell table:style-name="ce1" office:value-type="float" office:value="0.0973780947766045" calcext:value-type="float">
            <text:p>0.0973780948</text:p>
          </table:table-cell>
          <table:table-cell table:style-name="ce1" office:value-type="float" office:value="0.277144600095563" calcext:value-type="float">
            <text:p>0.2771446001</text:p>
          </table:table-cell>
          <table:table-cell table:style-name="ce1" office:value-type="float" office:value="0.248788811368059" calcext:value-type="float">
            <text:p>0.2487888114</text:p>
          </table:table-cell>
          <table:table-cell table:style-name="ce1" office:value-type="float" office:value="0.0828870677339522" calcext:value-type="float">
            <text:p>0.0828870677</text:p>
          </table:table-cell>
          <table:table-cell table:style-name="ce1" office:value-type="float" office:value="0.116451146493897" calcext:value-type="float">
            <text:p>0.1164511465</text:p>
          </table:table-cell>
          <table:table-cell table:style-name="ce1" office:value-type="float" office:value="0.197350701314444" calcext:value-type="float">
            <text:p>0.1973507013</text:p>
          </table:table-cell>
          <table:table-cell table:style-name="ce1" office:value-type="float" office:value="0.100788683783423" calcext:value-type="float">
            <text:p>0.1007886838</text:p>
          </table:table-cell>
          <table:table-cell table:style-name="ce1" office:value-type="float" office:value="0.129998768968499" calcext:value-type="float">
            <text:p>0.129998769</text:p>
          </table:table-cell>
          <table:table-cell table:style-name="ce1" office:value-type="float" office:value="0.0828870677339522" calcext:value-type="float">
            <text:p>0.0828870677</text:p>
          </table:table-cell>
          <table:table-cell table:style-name="ce1" office:value-type="float" office:value="0.261142495925147" calcext:value-type="float">
            <text:p>0.2611424959</text:p>
          </table:table-cell>
          <table:table-cell table:style-name="ce1" office:value-type="float" office:value="0.178700556551177" calcext:value-type="float">
            <text:p>0.1787005566</text:p>
          </table:table-cell>
          <table:table-cell table:style-name="ce1" office:value-type="float" office:value="0.168018187151148" calcext:value-type="float">
            <text:p>0.1680181872</text:p>
          </table:table-cell>
          <table:table-cell table:style-name="ce1" office:value-type="float" office:value="0.172798198869605" calcext:value-type="float">
            <text:p>0.1727981989</text:p>
          </table:table-cell>
          <table:table-cell table:style-name="ce1" office:value-type="float" office:value="0.0779631326512453" calcext:value-type="float">
            <text:p>0.0779631327</text:p>
          </table:table-cell>
          <table:table-cell table:style-name="ce1" office:value-type="float" office:value="0.0240738443599871" calcext:value-type="float">
            <text:p>0.0240738444</text:p>
          </table:table-cell>
          <table:table-cell table:style-name="ce1" office:value-type="float" office:value="0.120708801389992" calcext:value-type="float">
            <text:p>0.1207088014</text:p>
          </table:table-cell>
          <table:table-cell table:style-name="ce1" office:value-type="float" office:value="0.153448438594603" calcext:value-type="float">
            <text:p>0.1534484386</text:p>
          </table:table-cell>
          <table:table-cell table:style-name="ce1" office:value-type="float" office:value="0.168018187151148" calcext:value-type="float">
            <text:p>0.1680181872</text:p>
          </table:table-cell>
          <table:table-cell table:style-name="ce1" office:value-type="float" office:value="0.10349615061411" calcext:value-type="float">
            <text:p>0.1034961506</text:p>
          </table:table-cell>
          <table:table-cell table:style-name="ce1" office:value-type="float" office:value="0.0743143588827454" calcext:value-type="float">
            <text:p>0.0743143589</text:p>
          </table:table-cell>
          <table:table-cell table:style-name="ce1" office:value-type="float" office:value="0.160759931387226" calcext:value-type="float">
            <text:p>0.1607599314</text:p>
          </table:table-cell>
          <table:table-cell table:style-name="ce1" office:value-type="float" office:value="0.178700556551177" calcext:value-type="float">
            <text:p>0.1787005566</text:p>
          </table:table-cell>
          <table:table-cell table:style-name="ce1" office:value-type="float" office:value="0.0975311736051043" calcext:value-type="float">
            <text:p>0.0975311736</text:p>
          </table:table-cell>
          <table:table-cell table:style-name="ce1" office:value-type="float" office:value="0.101630845348895" calcext:value-type="float">
            <text:p>0.1016308453</text:p>
          </table:table-cell>
          <table:table-cell table:style-name="ce1" office:value-type="float" office:value="0.226146135035104" calcext:value-type="float">
            <text:p>0.226146135</text:p>
          </table:table-cell>
          <table:table-cell table:style-name="ce1" office:value-type="float" office:value="0.134827757595931" calcext:value-type="float">
            <text:p>0.1348277576</text:p>
          </table:table-cell>
          <table:table-cell table:style-name="ce1" office:value-type="float" office:value="0.209713048383723" calcext:value-type="float">
            <text:p>0.2097130484</text:p>
          </table:table-cell>
          <table:table-cell table:style-name="ce1" office:value-type="float" office:value="0.160829375903422" calcext:value-type="float">
            <text:p>0.1608293759</text:p>
          </table:table-cell>
          <table:table-cell table:style-name="ce1" office:value-type="float" office:value="0.139426948206175" calcext:value-type="float">
            <text:p>0.1394269482</text:p>
          </table:table-cell>
          <table:table-cell table:style-name="ce1" office:value-type="float" office:value="0.26431257854996" calcext:value-type="float">
            <text:p>0.2643125785</text:p>
          </table:table-cell>
          <table:table-cell table:style-name="ce1" office:value-type="float" office:value="0.204588724449731" calcext:value-type="float">
            <text:p>0.2045887244</text:p>
          </table:table-cell>
          <table:table-cell table:style-name="ce1" office:value-type="float" office:value="0.123981267611401" calcext:value-type="float">
            <text:p>0.1239812676</text:p>
          </table:table-cell>
          <table:table-cell table:style-name="ce1" office:value-type="float" office:value="0.135838934278153" calcext:value-type="float">
            <text:p>0.1358389343</text:p>
          </table:table-cell>
          <table:table-cell table:style-name="ce1" office:value-type="float" office:value="0.222893224319885" calcext:value-type="float">
            <text:p>0.2228932243</text:p>
          </table:table-cell>
          <table:table-cell table:style-name="ce1" office:value-type="float" office:value="0.2087380086608" calcext:value-type="float">
            <text:p>0.2087380087</text:p>
          </table:table-cell>
          <table:table-cell table:style-name="ce1" office:value-type="float" office:value="0.286937754358214" calcext:value-type="float">
            <text:p>0.2869377544</text:p>
          </table:table-cell>
          <table:table-cell table:style-name="ce1" office:value-type="float" office:value="0.2087380086608" calcext:value-type="float">
            <text:p>0.2087380087</text:p>
          </table:table-cell>
          <table:table-cell table:style-name="ce1" office:value-type="float" office:value="0.278287755361242" calcext:value-type="float">
            <text:p>0.2782877554</text:p>
          </table:table-cell>
          <table:table-cell table:style-name="ce1" office:value-type="float" office:value="0.0471379341202805" calcext:value-type="float">
            <text:p>0.0471379341</text:p>
          </table:table-cell>
          <table:table-cell table:style-name="ce1" office:value-type="float" office:value="0.0944353058604106" calcext:value-type="float">
            <text:p>0.0944353059</text:p>
          </table:table-cell>
          <table:table-cell table:style-name="ce1" office:value-type="float" office:value="0.242066445753633" calcext:value-type="float">
            <text:p>0.2420664458</text:p>
          </table:table-cell>
          <table:table-cell table:style-name="ce1" office:value-type="float" office:value="0.11848101909221" calcext:value-type="float">
            <text:p>0.1184810191</text:p>
          </table:table-cell>
          <table:table-cell table:style-name="ce1" office:value-type="float" office:value="0.261142495925147" calcext:value-type="float">
            <text:p>0.2611424959</text:p>
          </table:table-cell>
          <table:table-cell table:style-name="ce1" office:value-type="float" office:value="0.0828870677339522" calcext:value-type="float">
            <text:p>0.0828870677</text:p>
          </table:table-cell>
          <table:table-cell table:style-name="ce1" office:value-type="float" office:value="0.0337037700915759" calcext:value-type="float">
            <text:p>0.0337037701</text:p>
          </table:table-cell>
          <table:table-cell table:style-name="ce1" office:value-type="float" office:value="0.0973780947766045" calcext:value-type="float">
            <text:p>0.0973780948</text:p>
          </table:table-cell>
          <table:table-cell table:style-name="ce1" office:value-type="float" office:value="0.226146135035104" calcext:value-type="float">
            <text:p>0.226146135</text:p>
          </table:table-cell>
          <table:table-cell table:style-name="ce1" office:value-type="float" office:value="0.0552439266733246" calcext:value-type="float">
            <text:p>0.0552439267</text:p>
          </table:table-cell>
          <table:table-cell table:style-name="ce1" office:value-type="float" office:value="0.209713048383723" calcext:value-type="float">
            <text:p>0.2097130484</text:p>
          </table:table-cell>
          <table:table-cell table:style-name="ce1" office:value-type="float" office:value="0.242066445753633" calcext:value-type="float">
            <text:p>0.2420664458</text:p>
          </table:table-cell>
          <table:table-cell table:style-name="ce1" office:value-type="float" office:value="0.0322852510853331" calcext:value-type="float">
            <text:p>0.0322852511</text:p>
          </table:table-cell>
          <table:table-cell table:style-name="ce1" office:value-type="float" office:value="0.0253191487203019" calcext:value-type="float">
            <text:p>0.0253191487</text:p>
          </table:table-cell>
          <table:table-cell table:style-name="ce1" office:value-type="float" office:value="0.0766916039308789" calcext:value-type="float">
            <text:p>0.0766916039</text:p>
          </table:table-cell>
          <table:table-cell table:style-name="ce1" office:value-type="float" office:value="0.186928243394728" calcext:value-type="float">
            <text:p>0.1869282434</text:p>
          </table:table-cell>
          <table:table-cell table:style-name="ce1" office:value-type="float" office:value="0.0743143588827454" calcext:value-type="float">
            <text:p>0.0743143589</text:p>
          </table:table-cell>
          <table:table-cell table:style-name="ce1" office:value-type="float" office:value="0.160759931387226" calcext:value-type="float">
            <text:p>0.1607599314</text:p>
          </table:table-cell>
          <table:table-cell table:style-name="ce1" office:value-type="float" office:value="0.190102563468471" calcext:value-type="float">
            <text:p>0.1901025635</text:p>
          </table:table-cell>
          <table:table-cell table:style-name="ce1" office:value-type="float" office:value="0.0277063495653852" calcext:value-type="float">
            <text:p>0.0277063496</text:p>
          </table:table-cell>
          <table:table-cell table:style-name="ce1" office:value-type="float" office:value="0.191662547091487" calcext:value-type="float">
            <text:p>0.1916625471</text:p>
          </table:table-cell>
          <table:table-cell table:style-name="ce1" office:value-type="float" office:value="0.197350701314444" calcext:value-type="float">
            <text:p>0.1973507013</text:p>
          </table:table-cell>
          <table:table-cell table:style-name="ce1" office:value-type="float" office:value="0.146379166509562" calcext:value-type="float">
            <text:p>0.1463791665</text:p>
          </table:table-cell>
          <table:table-cell table:style-name="ce1" office:value-type="float" office:value="0.0878006647291256" calcext:value-type="float">
            <text:p>0.0878006647</text:p>
          </table:table-cell>
          <table:table-cell table:style-name="ce1" office:value-type="float" office:value="0.23098301879118" calcext:value-type="float">
            <text:p>0.2309830188</text:p>
          </table:table-cell>
          <table:table-cell table:style-name="ce1" office:value-type="float" office:value="0.153342129188461" calcext:value-type="float">
            <text:p>0.1533421292</text:p>
          </table:table-cell>
          <table:table-cell table:style-name="ce1" office:value-type="float" office:value="0.1467587692009" calcext:value-type="float">
            <text:p>0.1467587692</text:p>
          </table:table-cell>
          <table:table-cell table:style-name="ce1" office:value-type="float" office:value="0.191662547091487" calcext:value-type="float">
            <text:p>0.1916625471</text:p>
          </table:table-cell>
          <table:table-cell table:number-columns-repeated="23"/>
        </table:table-row>
        <table:table-row table:style-name="ro1" table:number-rows-repeated="2">
          <table:table-cell table:number-columns-repeated="110"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Similarity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([.$A$36:.$CJ$36];&quot;&gt;=&quot;&amp;[.B$17])" office:value-type="float" office:value="87" calcext:value-type="float">
            <text:p>87</text:p>
          </table:table-cell>
          <table:table-cell table:formula="of:=COUNTIF([.$A$36:.$CJ$36];&quot;&gt;=&quot;&amp;[.C$17])" office:value-type="float" office:value="67" calcext:value-type="float">
            <text:p>67</text:p>
          </table:table-cell>
          <table:table-cell table:formula="of:=COUNTIF([.$A$36:.$CJ$36];&quot;&gt;=&quot;&amp;[.D$17])" office:value-type="float" office:value="41" calcext:value-type="float">
            <text:p>41</text:p>
          </table:table-cell>
          <table:table-cell table:formula="of:=COUNTIF([.$A$36:.$CJ$36];&quot;&gt;=&quot;&amp;[.E$17])" office:value-type="float" office:value="21" calcext:value-type="float">
            <text:p>21</text:p>
          </table:table-cell>
          <table:table-cell table:formula="of:=COUNTIF([.$A$36:.$CJ$36];&quot;&gt;=&quot;&amp;[.F$17])" office:value-type="float" office:value="11" calcext:value-type="float">
            <text:p>11</text:p>
          </table:table-cell>
          <table:table-cell table:formula="of:=COUNTIF([.$A$36:.$CJ$36];&quot;&gt;=&quot;&amp;[.G$17])" office:value-type="float" office:value="7" calcext:value-type="float">
            <text:p>7</text:p>
          </table:table-cell>
          <table:table-cell table:formula="of:=COUNTIF([.$A$36:.$CJ$36];&quot;&gt;=&quot;&amp;[.H$17])" office:value-type="float" office:value="4" calcext:value-type="float">
            <text:p>4</text:p>
          </table:table-cell>
          <table:table-cell table:formula="of:=COUNTIF([.$A$36:.$CJ$36];&quot;&gt;=&quot;&amp;[.I$17])" office:value-type="float" office:value="4" calcext:value-type="float">
            <text:p>4</text:p>
          </table:table-cell>
          <table:table-cell table:formula="of:=COUNTIF([.$A$36:.$CJ$36];&quot;&gt;=&quot;&amp;[.J$17])" office:value-type="float" office:value="3" calcext:value-type="float">
            <text:p>3</text:p>
          </table:table-cell>
          <table:table-cell table:formula="of:=COUNTIF([.$A$36:.$CJ$36];&quot;&gt;=&quot;&amp;[.K$17])" office:value-type="float" office:value="1" calcext:value-type="float">
            <text:p>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1</text:p>
          </table:table-cell>
          <table:table-cell table:formula="of:=COUNTIF([.$A$37:.$CJ$37];&quot;&gt;=&quot;&amp;[.B$44])" office:value-type="float" office:value="87" calcext:value-type="float">
            <text:p>87</text:p>
          </table:table-cell>
          <table:table-cell table:formula="of:=COUNTIF([.$A$37:.$CJ$37];&quot;&gt;=&quot;&amp;[.C$44])" office:value-type="float" office:value="57" calcext:value-type="float">
            <text:p>57</text:p>
          </table:table-cell>
          <table:table-cell table:formula="of:=COUNTIF([.$A$37:.$CJ$37];&quot;&gt;=&quot;&amp;[.D$44])" office:value-type="float" office:value="25" calcext:value-type="float">
            <text:p>25</text:p>
          </table:table-cell>
          <table:table-cell table:formula="of:=COUNTIF([.$A$37:.$CJ$37];&quot;&gt;=&quot;&amp;[.E$44])" office:value-type="float" office:value="1" calcext:value-type="float">
            <text:p>1</text:p>
          </table:table-cell>
          <table:table-cell table:formula="of:=COUNTIF([.$A$37:.$CJ$37];&quot;&gt;=&quot;&amp;[.F$44])" office:value-type="float" office:value="0" calcext:value-type="float">
            <text:p>0</text:p>
          </table:table-cell>
          <table:table-cell table:formula="of:=COUNTIF([.$A$37:.$CJ$37];&quot;&gt;=&quot;&amp;[.G$44])" office:value-type="float" office:value="0" calcext:value-type="float">
            <text:p>0</text:p>
          </table:table-cell>
          <table:table-cell table:formula="of:=COUNTIF([.$A$37:.$CJ$37];&quot;&gt;=&quot;&amp;[.H$44])" office:value-type="float" office:value="0" calcext:value-type="float">
            <text:p>0</text:p>
          </table:table-cell>
          <table:table-cell table:formula="of:=COUNTIF([.$A$37:.$CJ$37];&quot;&gt;=&quot;&amp;[.I$44])" office:value-type="float" office:value="0" calcext:value-type="float">
            <text:p>0</text:p>
          </table:table-cell>
          <table:table-cell table:formula="of:=COUNTIF([.$A$37:.$CJ$37];&quot;&gt;=&quot;&amp;[.J$44])" office:value-type="float" office:value="0" calcext:value-type="float">
            <text:p>0</text:p>
          </table:table-cell>
          <table:table-cell table:formula="of:=COUNTIF([.$A$37:.$CJ$37];&quot;&gt;=&quot;&amp;[.K$44])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2</text:p>
          </table:table-cell>
          <table:table-cell table:formula="of:=COUNTIF([.$A$38:.$CJ$38];&quot;&gt;=&quot;&amp;[.B$44])" office:value-type="float" office:value="87" calcext:value-type="float">
            <text:p>87</text:p>
          </table:table-cell>
          <table:table-cell table:formula="of:=COUNTIF([.$A$38:.$CJ$38];&quot;&gt;=&quot;&amp;[.C$44])" office:value-type="float" office:value="51" calcext:value-type="float">
            <text:p>51</text:p>
          </table:table-cell>
          <table:table-cell table:formula="of:=COUNTIF([.$A$38:.$CJ$38];&quot;&gt;=&quot;&amp;[.D$44])" office:value-type="float" office:value="15" calcext:value-type="float">
            <text:p>15</text:p>
          </table:table-cell>
          <table:table-cell table:formula="of:=COUNTIF([.$A$38:.$CJ$38];&quot;&gt;=&quot;&amp;[.E$44])" office:value-type="float" office:value="1" calcext:value-type="float">
            <text:p>1</text:p>
          </table:table-cell>
          <table:table-cell table:formula="of:=COUNTIF([.$A$38:.$CJ$38];&quot;&gt;=&quot;&amp;[.F$44])" office:value-type="float" office:value="0" calcext:value-type="float">
            <text:p>0</text:p>
          </table:table-cell>
          <table:table-cell table:formula="of:=COUNTIF([.$A$38:.$CJ$38];&quot;&gt;=&quot;&amp;[.G$44])" office:value-type="float" office:value="0" calcext:value-type="float">
            <text:p>0</text:p>
          </table:table-cell>
          <table:table-cell table:formula="of:=COUNTIF([.$A$38:.$CJ$38];&quot;&gt;=&quot;&amp;[.H$44])" office:value-type="float" office:value="0" calcext:value-type="float">
            <text:p>0</text:p>
          </table:table-cell>
          <table:table-cell table:formula="of:=COUNTIF([.$A$38:.$CJ$38];&quot;&gt;=&quot;&amp;[.I$44])" office:value-type="float" office:value="0" calcext:value-type="float">
            <text:p>0</text:p>
          </table:table-cell>
          <table:table-cell table:formula="of:=COUNTIF([.$A$38:.$CJ$38];&quot;&gt;=&quot;&amp;[.J$44])" office:value-type="float" office:value="0" calcext:value-type="float">
            <text:p>0</text:p>
          </table:table-cell>
          <table:table-cell table:formula="of:=COUNTIF([.$A$38:.$CJ$38];&quot;&gt;=&quot;&amp;[.K$44])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3</text:p>
          </table:table-cell>
          <table:table-cell table:formula="of:=COUNTIF([.$A$39:.$CJ$39];&quot;&gt;=&quot;&amp;[.B$44])" office:value-type="float" office:value="87" calcext:value-type="float">
            <text:p>87</text:p>
          </table:table-cell>
          <table:table-cell table:formula="of:=COUNTIF([.$A$39:.$CJ$39];&quot;&gt;=&quot;&amp;[.C$44])" office:value-type="float" office:value="59" calcext:value-type="float">
            <text:p>59</text:p>
          </table:table-cell>
          <table:table-cell table:formula="of:=COUNTIF([.$A$39:.$CJ$39];&quot;&gt;=&quot;&amp;[.D$44])" office:value-type="float" office:value="16" calcext:value-type="float">
            <text:p>16</text:p>
          </table:table-cell>
          <table:table-cell table:formula="of:=COUNTIF([.$A$39:.$CJ$39];&quot;&gt;=&quot;&amp;[.E$44])" office:value-type="float" office:value="0" calcext:value-type="float">
            <text:p>0</text:p>
          </table:table-cell>
          <table:table-cell table:formula="of:=COUNTIF([.$A$39:.$CJ$39];&quot;&gt;=&quot;&amp;[.F$44])" office:value-type="float" office:value="0" calcext:value-type="float">
            <text:p>0</text:p>
          </table:table-cell>
          <table:table-cell table:formula="of:=COUNTIF([.$A$39:.$CJ$39];&quot;&gt;=&quot;&amp;[.G$44])" office:value-type="float" office:value="0" calcext:value-type="float">
            <text:p>0</text:p>
          </table:table-cell>
          <table:table-cell table:formula="of:=COUNTIF([.$A$39:.$CJ$39];&quot;&gt;=&quot;&amp;[.H$44])" office:value-type="float" office:value="0" calcext:value-type="float">
            <text:p>0</text:p>
          </table:table-cell>
          <table:table-cell table:formula="of:=COUNTIF([.$A$39:.$CJ$39];&quot;&gt;=&quot;&amp;[.I$44])" office:value-type="float" office:value="0" calcext:value-type="float">
            <text:p>0</text:p>
          </table:table-cell>
          <table:table-cell table:formula="of:=COUNTIF([.$A$39:.$CJ$39];&quot;&gt;=&quot;&amp;[.J$44])" office:value-type="float" office:value="0" calcext:value-type="float">
            <text:p>0</text:p>
          </table:table-cell>
          <table:table-cell table:formula="of:=COUNTIF([.$A$39:.$CJ$39];&quot;&gt;=&quot;&amp;[.K$44])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4</text:p>
          </table:table-cell>
          <table:table-cell table:formula="of:=COUNTIF([.$A$40:.$CJ$40];&quot;&gt;=&quot;&amp;[.B$44])" office:value-type="float" office:value="87" calcext:value-type="float">
            <text:p>87</text:p>
          </table:table-cell>
          <table:table-cell table:formula="of:=COUNTIF([.$A$40:.$CJ$40];&quot;&gt;=&quot;&amp;[.C$44])" office:value-type="float" office:value="59" calcext:value-type="float">
            <text:p>59</text:p>
          </table:table-cell>
          <table:table-cell table:formula="of:=COUNTIF([.$A$40:.$CJ$40];&quot;&gt;=&quot;&amp;[.D$44])" office:value-type="float" office:value="21" calcext:value-type="float">
            <text:p>21</text:p>
          </table:table-cell>
          <table:table-cell table:formula="of:=COUNTIF([.$A$40:.$CJ$40];&quot;&gt;=&quot;&amp;[.E$44])" office:value-type="float" office:value="0" calcext:value-type="float">
            <text:p>0</text:p>
          </table:table-cell>
          <table:table-cell table:formula="of:=COUNTIF([.$A$40:.$CJ$40];&quot;&gt;=&quot;&amp;[.F$44])" office:value-type="float" office:value="0" calcext:value-type="float">
            <text:p>0</text:p>
          </table:table-cell>
          <table:table-cell table:formula="of:=COUNTIF([.$A$40:.$CJ$40];&quot;&gt;=&quot;&amp;[.G$44])" office:value-type="float" office:value="0" calcext:value-type="float">
            <text:p>0</text:p>
          </table:table-cell>
          <table:table-cell table:formula="of:=COUNTIF([.$A$40:.$CJ$40];&quot;&gt;=&quot;&amp;[.H$44])" office:value-type="float" office:value="0" calcext:value-type="float">
            <text:p>0</text:p>
          </table:table-cell>
          <table:table-cell table:formula="of:=COUNTIF([.$A$40:.$CJ$40];&quot;&gt;=&quot;&amp;[.I$44])" office:value-type="float" office:value="0" calcext:value-type="float">
            <text:p>0</text:p>
          </table:table-cell>
          <table:table-cell table:formula="of:=COUNTIF([.$A$40:.$CJ$40];&quot;&gt;=&quot;&amp;[.J$44])" office:value-type="float" office:value="0" calcext:value-type="float">
            <text:p>0</text:p>
          </table:table-cell>
          <table:table-cell table:formula="of:=COUNTIF([.$A$40:.$CJ$40];&quot;&gt;=&quot;&amp;[.K$44])" office:value-type="float" office:value="0" calcext:value-type="float">
            <text:p>0</text:p>
          </table:table-cell>
          <table:table-cell table:number-columns-repeated="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20:16:37.637632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21:19:51.427766441</meta:creation-date>
    <dc:date>2018-08-08T22:49:36.171771211</dc:date>
    <meta:editing-duration>PT1H4M55S</meta:editing-duration>
    <meta:editing-cycles>4</meta:editing-cycles>
    <meta:generator>LibreOffice/4.2.8.2$Linux_X86_64 LibreOffice_project/420m0$Build-2</meta:generator>
    <meta:document-statistic meta:table-count="1" meta:cell-count="10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9cm" svg:y="0.316cm" chart:style-name="ch2">
          <text:p>Git - SO similarity scores</text:p>
        </chart:title>
        <chart:legend chart:legend-position="end" svg:x="13.684cm" svg:y="3.205cm" style:legend-expansion="high" chart:style-name="ch3"/>
        <chart:plot-area chart:style-name="ch4" table:cell-range-address="Sheet1.A17:Sheet1.K22" chart:data-source-has-labels="both" svg:x="1.331cm" svg:y="1.301cm" svg:width="12.033cm" svg:height="6.538cm">
          <chartooo:coordinate-region svg:x="2.138cm" svg:y="1.5cm" svg:width="11.226cm" svg:height="5.692cm"/>
          <chart:axis chart:dimension="x" chart:name="primary-x" chart:style-name="ch5" chartooo:axis-type="auto">
            <chartooo:date-scale/>
            <chart:title svg:x="5.768cm" svg:y="8.019cm" chart:style-name="ch6">
              <text:p>Similarity higher than</text:p>
            </chart:title>
            <chart:categories table:cell-range-address="Sheet1.B17:Sheet1.K17"/>
          </chart:axis>
          <chart:axis chart:dimension="y" chart:name="primary-y" chart:style-name="ch7">
            <chart:title svg:x="0.451cm" svg:y="5.064cm" chart:style-name="ch8">
              <text:p>Count</text:p>
            </chart:title>
            <chart:grid chart:style-name="ch9" chart:class="major"/>
          </chart:axis>
          <chart:series chart:style-name="ch10" chart:values-cell-range-address="Sheet1.B18:Sheet1.K18" chart:label-cell-address="Sheet1.A18:Sheet1.A18" chart:class="chart:bar">
            <chart:data-point chart:repeated="10"/>
          </chart:series>
          <chart:series chart:style-name="ch11" chart:values-cell-range-address="Sheet1.B19:Sheet1.K19" chart:label-cell-address="Sheet1.A19:Sheet1.A19" chart:class="chart:bar">
            <chart:data-point chart:repeated="10"/>
          </chart:series>
          <chart:series chart:style-name="ch12" chart:values-cell-range-address="Sheet1.B20:Sheet1.K20" chart:label-cell-address="Sheet1.A20:Sheet1.A20" chart:class="chart:bar">
            <chart:data-point chart:repeated="10"/>
          </chart:series>
          <chart:series chart:style-name="ch13" chart:values-cell-range-address="Sheet1.B21:Sheet1.K21" chart:label-cell-address="Sheet1.A21:Sheet1.A21" chart:class="chart:bar">
            <chart:data-point chart:repeated="10"/>
          </chart:series>
          <chart:series chart:style-name="ch14" chart:values-cell-range-address="Sheet1.B22:Sheet1.K22" chart:label-cell-address="Sheet1.A22:Sheet1.A22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17:Sheet1.K17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Matches</text:p>
                <draw:g>
                  <svg:desc>Sheet1.A18:Sheet1.A18</svg:desc>
                </draw:g>
              </table:table-cell>
              <table:table-cell office:value-type="float" office:value="88">
                <text:p>88</text:p>
                <draw:g>
                  <svg:desc>Sheet1.B18:Sheet1.K18</svg:desc>
                </draw:g>
              </table:table-cell>
              <table:table-cell office:value-type="float" office:value="77">
                <text:p>77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ndom 1</text:p>
                <draw:g>
                  <svg:desc>Sheet1.A19:Sheet1.A19</svg:desc>
                </draw:g>
              </table:table-cell>
              <table:table-cell office:value-type="float" office:value="88">
                <text:p>88</text:p>
                <draw:g>
                  <svg:desc>Sheet1.B19:Sheet1.K19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ndom 2</text:p>
                <draw:g>
                  <svg:desc>Sheet1.A20:Sheet1.A20</svg:desc>
                </draw:g>
              </table:table-cell>
              <table:table-cell office:value-type="float" office:value="88">
                <text:p>88</text:p>
                <draw:g>
                  <svg:desc>Sheet1.B20:Sheet1.K20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ndom 3</text:p>
                <draw:g>
                  <svg:desc>Sheet1.A21:Sheet1.A21</svg:desc>
                </draw:g>
              </table:table-cell>
              <table:table-cell office:value-type="float" office:value="88">
                <text:p>88</text:p>
                <draw:g>
                  <svg:desc>Sheet1.B21:Sheet1.K21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ndom 4</text:p>
                <draw:g>
                  <svg:desc>Sheet1.A22:Sheet1.A22</svg:desc>
                </draw:g>
              </table:table-cell>
              <table:table-cell office:value-type="float" office:value="88">
                <text:p>88</text:p>
                <draw:g>
                  <svg:desc>Sheet1.B22:Sheet1.K22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9cm" svg:y="0.316cm" chart:style-name="ch2">
          <text:p>Git - SO similarity scores</text:p>
        </chart:title>
        <chart:legend chart:legend-position="end" svg:x="13.684cm" svg:y="3.205cm" style:legend-expansion="high" chart:style-name="ch3"/>
        <chart:plot-area chart:style-name="ch4" table:cell-range-address="Sheet1.A44:Sheet1.K49" chart:data-source-has-labels="both" svg:x="1.331cm" svg:y="1.301cm" svg:width="12.033cm" svg:height="6.538cm">
          <chartooo:coordinate-region svg:x="2.138cm" svg:y="1.5cm" svg:width="11.226cm" svg:height="5.692cm"/>
          <chart:axis chart:dimension="x" chart:name="primary-x" chart:style-name="ch5" chartooo:axis-type="auto">
            <chartooo:date-scale/>
            <chart:title svg:x="5.768cm" svg:y="8.019cm" chart:style-name="ch6">
              <text:p>Similarity higher than</text:p>
            </chart:title>
            <chart:categories table:cell-range-address="Sheet1.B44:Sheet1.K44"/>
          </chart:axis>
          <chart:axis chart:dimension="y" chart:name="primary-y" chart:style-name="ch7">
            <chart:title svg:x="0.451cm" svg:y="5.064cm" chart:style-name="ch8">
              <text:p>Count</text:p>
            </chart:title>
            <chart:grid chart:style-name="ch9" chart:class="major"/>
          </chart:axis>
          <chart:series chart:style-name="ch10" chart:values-cell-range-address="Sheet1.B45:Sheet1.K45" chart:label-cell-address="Sheet1.A45:Sheet1.A45" chart:class="chart:bar">
            <chart:data-point chart:repeated="10"/>
          </chart:series>
          <chart:series chart:style-name="ch11" chart:values-cell-range-address="Sheet1.B46:Sheet1.K46" chart:label-cell-address="Sheet1.A46:Sheet1.A46" chart:class="chart:bar">
            <chart:data-point chart:repeated="10"/>
          </chart:series>
          <chart:series chart:style-name="ch12" chart:values-cell-range-address="Sheet1.B47:Sheet1.K47" chart:label-cell-address="Sheet1.A47:Sheet1.A47" chart:class="chart:bar">
            <chart:data-point chart:repeated="10"/>
          </chart:series>
          <chart:series chart:style-name="ch13" chart:values-cell-range-address="Sheet1.B48:Sheet1.K48" chart:label-cell-address="Sheet1.A48:Sheet1.A48" chart:class="chart:bar">
            <chart:data-point chart:repeated="10"/>
          </chart:series>
          <chart:series chart:style-name="ch14" chart:values-cell-range-address="Sheet1.B49:Sheet1.K49" chart:label-cell-address="Sheet1.A49:Sheet1.A49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44:Sheet1.K44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Matches</text:p>
                <draw:g>
                  <svg:desc>Sheet1.A45:Sheet1.A45</svg:desc>
                </draw:g>
              </table:table-cell>
              <table:table-cell office:value-type="float" office:value="87">
                <text:p>87</text:p>
                <draw:g>
                  <svg:desc>Sheet1.B45:Sheet1.K45</svg:desc>
                </draw:g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ndom 1</text:p>
                <draw:g>
                  <svg:desc>Sheet1.A46:Sheet1.A46</svg:desc>
                </draw:g>
              </table:table-cell>
              <table:table-cell office:value-type="float" office:value="87">
                <text:p>87</text:p>
                <draw:g>
                  <svg:desc>Sheet1.B46:Sheet1.K46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ndom 2</text:p>
                <draw:g>
                  <svg:desc>Sheet1.A47:Sheet1.A47</svg:desc>
                </draw:g>
              </table:table-cell>
              <table:table-cell office:value-type="float" office:value="87">
                <text:p>87</text:p>
                <draw:g>
                  <svg:desc>Sheet1.B47:Sheet1.K47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ndom 3</text:p>
                <draw:g>
                  <svg:desc>Sheet1.A48:Sheet1.A48</svg:desc>
                </draw:g>
              </table:table-cell>
              <table:table-cell office:value-type="float" office:value="87">
                <text:p>87</text:p>
                <draw:g>
                  <svg:desc>Sheet1.B48:Sheet1.K48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ndom 4</text:p>
                <draw:g>
                  <svg:desc>Sheet1.A49:Sheet1.A49</svg:desc>
                </draw:g>
              </table:table-cell>
              <table:table-cell office:value-type="float" office:value="87">
                <text:p>87</text:p>
                <draw:g>
                  <svg:desc>Sheet1.B49:Sheet1.K49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